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2993in" fo:margin-left="0.3938in" table:align="left"/>
    </style:style>
    <style:style style:name="Table1.A" style:family="table-column">
      <style:table-column-properties style:column-width="0.9146in"/>
    </style:style>
    <style:style style:name="Table1.B" style:family="table-column">
      <style:table-column-properties style:column-width="5.3847in"/>
    </style:style>
    <style:style style:name="Table1.A1" style:family="table-cell">
      <style:table-cell-properties fo:padding="0.0194in" fo:border="none"/>
    </style:style>
    <style:style style:name="Table2" style:family="table">
      <style:table-properties style:width="5.9056in" fo:margin-left="0.7875in" table:align="left"/>
    </style:style>
    <style:style style:name="Table2.A" style:family="table-column">
      <style:table-column-properties style:column-width="0.9125in"/>
    </style:style>
    <style:style style:name="Table2.B" style:family="table-column">
      <style:table-column-properties style:column-width="4.9931in"/>
    </style:style>
    <style:style style:name="Table2.A1" style:family="table-cell">
      <style:table-cell-properties fo:padding="0.0194in" fo:border="none"/>
    </style:style>
    <style:style style:name="Table3" style:family="table">
      <style:table-properties style:width="5.9056in" fo:margin-left="0.7875in" table:align="left"/>
    </style:style>
    <style:style style:name="Table3.A" style:family="table-column">
      <style:table-column-properties style:column-width="0.9347in"/>
    </style:style>
    <style:style style:name="Table3.B" style:family="table-column">
      <style:table-column-properties style:column-width="4.9708in"/>
    </style:style>
    <style:style style:name="Table3.A1" style:family="table-cell">
      <style:table-cell-properties fo:padding="0.0194in" fo:border="none"/>
    </style:style>
    <style:style style:name="Table4" style:family="table">
      <style:table-properties style:width="4.3639in" fo:margin-left="0.7875in" table:align="left"/>
    </style:style>
    <style:style style:name="Table4.A" style:family="table-column">
      <style:table-column-properties style:column-width="0.9576in"/>
    </style:style>
    <style:style style:name="Table4.B" style:family="table-column">
      <style:table-column-properties style:column-width="3.4063in"/>
    </style:style>
    <style:style style:name="Table4.A1" style:family="table-cell">
      <style:table-cell-properties fo:padding="0.0194in" fo:border="none"/>
    </style:style>
    <style:style style:name="Table5" style:family="table">
      <style:table-properties style:width="5.9056in" fo:margin-left="0.7875in" table:align="left"/>
    </style:style>
    <style:style style:name="Table5.A" style:family="table-column">
      <style:table-column-properties style:column-width="0.9111in"/>
    </style:style>
    <style:style style:name="Table5.B" style:family="table-column">
      <style:table-column-properties style:column-width="4.9944in"/>
    </style:style>
    <style:style style:name="Table5.A1" style:family="table-cell">
      <style:table-cell-properties fo:padding="0.0194in" fo:border="none"/>
    </style:style>
    <style:style style:name="Table6" style:family="table">
      <style:table-properties style:width="5.9056in" fo:margin-left="0.7875in" table:align="left"/>
    </style:style>
    <style:style style:name="Table6.A" style:family="table-column">
      <style:table-column-properties style:column-width="0.941in"/>
    </style:style>
    <style:style style:name="Table6.B" style:family="table-column">
      <style:table-column-properties style:column-width="4.9646in"/>
    </style:style>
    <style:style style:name="Table6.A1" style:family="table-cell">
      <style:table-cell-properties fo:padding="0.0194in" fo:border="none"/>
    </style:style>
    <style:style style:name="Table7" style:family="table">
      <style:table-properties style:width="5.9056in" fo:margin-left="0.7875in" table:align="left"/>
    </style:style>
    <style:style style:name="Table7.A" style:family="table-column">
      <style:table-column-properties style:column-width="0.934in"/>
    </style:style>
    <style:style style:name="Table7.B" style:family="table-column">
      <style:table-column-properties style:column-width="4.9715in"/>
    </style:style>
    <style:style style:name="Table7.A1" style:family="table-cell">
      <style:table-cell-properties fo:padding="0.0194in" fo:border="none"/>
    </style:style>
    <style:style style:name="Table8" style:family="table">
      <style:table-properties style:width="5.9056in" fo:margin-left="0.7875in" table:align="left"/>
    </style:style>
    <style:style style:name="Table8.A" style:family="table-column">
      <style:table-column-properties style:column-width="0.934in"/>
    </style:style>
    <style:style style:name="Table8.B" style:family="table-column">
      <style:table-column-properties style:column-width="4.9715in"/>
    </style:style>
    <style:style style:name="Table8.A1" style:family="table-cell">
      <style:table-cell-properties fo:padding="0.0194in" fo:border="none"/>
    </style:style>
    <style:style style:name="Table9" style:family="table">
      <style:table-properties style:width="4.2736in" fo:margin-left="0.7875in" table:align="left"/>
    </style:style>
    <style:style style:name="Table9.A" style:family="table-column">
      <style:table-column-properties style:column-width="0.9576in"/>
    </style:style>
    <style:style style:name="Table9.B" style:family="table-column">
      <style:table-column-properties style:column-width="3.316in"/>
    </style:style>
    <style:style style:name="Table9.A1" style:family="table-cell">
      <style:table-cell-properties fo:padding="0.0194in" fo:border="none"/>
    </style:style>
    <style:style style:name="Table10" style:family="table">
      <style:table-properties style:width="4.9715in" fo:margin-left="0.7875in" table:align="left"/>
    </style:style>
    <style:style style:name="Table10.A" style:family="table-column">
      <style:table-column-properties style:column-width="0.9576in"/>
    </style:style>
    <style:style style:name="Table10.B" style:family="table-column">
      <style:table-column-properties style:column-width="4.0139in"/>
    </style:style>
    <style:style style:name="Table10.A1" style:family="table-cell">
      <style:table-cell-properties fo:padding="0.0194in" fo:border="none"/>
    </style:style>
    <style:style style:name="Table11" style:family="table">
      <style:table-properties style:width="5.9056in" fo:margin-left="0.7875in" table:align="left"/>
    </style:style>
    <style:style style:name="Table11.A" style:family="table-column">
      <style:table-column-properties style:column-width="0.9347in"/>
    </style:style>
    <style:style style:name="Table11.B" style:family="table-column">
      <style:table-column-properties style:column-width="4.9708in"/>
    </style:style>
    <style:style style:name="Table11.A1" style:family="table-cell">
      <style:table-cell-properties fo:padding="0.0194in" fo:border="none"/>
    </style:style>
    <style:style style:name="Table12" style:family="table">
      <style:table-properties style:width="3.6347in" fo:margin-left="0.7875in" table:align="left"/>
    </style:style>
    <style:style style:name="Table12.A" style:family="table-column">
      <style:table-column-properties style:column-width="0.9576in"/>
    </style:style>
    <style:style style:name="Table12.B" style:family="table-column">
      <style:table-column-properties style:column-width="2.6771in"/>
    </style:style>
    <style:style style:name="Table12.A1" style:family="table-cell">
      <style:table-cell-properties fo:padding="0.0194in" fo:border="none"/>
    </style:style>
    <style:style style:name="Table13" style:family="table">
      <style:table-properties style:width="5.3951in" fo:margin-left="0.7875in" table:align="left"/>
    </style:style>
    <style:style style:name="Table13.A" style:family="table-column">
      <style:table-column-properties style:column-width="0.9576in"/>
    </style:style>
    <style:style style:name="Table13.B" style:family="table-column">
      <style:table-column-properties style:column-width="4.4375in"/>
    </style:style>
    <style:style style:name="Table13.A1" style:family="table-cell">
      <style:table-cell-properties fo:padding="0.0194in" fo:border="none"/>
    </style:style>
    <style:style style:name="Table14" style:family="table">
      <style:table-properties style:width="2.4493in" fo:margin-left="0.7875in" table:align="left"/>
    </style:style>
    <style:style style:name="Table14.A" style:family="table-column">
      <style:table-column-properties style:column-width="0.9917in"/>
    </style:style>
    <style:style style:name="Table14.B" style:family="table-column">
      <style:table-column-properties style:column-width="1.4576in"/>
    </style:style>
    <style:style style:name="Table14.A1" style:family="table-cell">
      <style:table-cell-properties fo:padding="0.0194in" fo:border="none"/>
    </style:style>
    <style:style style:name="Table15" style:family="table">
      <style:table-properties style:width="2.7882in" fo:margin-left="0.7875in" table:align="left"/>
    </style:style>
    <style:style style:name="Table15.A" style:family="table-column">
      <style:table-column-properties style:column-width="0.9917in"/>
    </style:style>
    <style:style style:name="Table15.B" style:family="table-column">
      <style:table-column-properties style:column-width="1.7965in"/>
    </style:style>
    <style:style style:name="Table15.A1" style:family="table-cell">
      <style:table-cell-properties fo:padding="0.0194in" fo:border="none"/>
    </style:style>
    <style:style style:name="Table16" style:family="table">
      <style:table-properties style:width="3.1028in" fo:margin-left="0.7875in" table:align="left"/>
    </style:style>
    <style:style style:name="Table16.A" style:family="table-column">
      <style:table-column-properties style:column-width="0.9917in"/>
    </style:style>
    <style:style style:name="Table16.B" style:family="table-column">
      <style:table-column-properties style:column-width="2.1111in"/>
    </style:style>
    <style:style style:name="Table16.A1" style:family="table-cell">
      <style:table-cell-properties fo:padding="0.0194in" fo:border="none"/>
    </style:style>
    <style:style style:name="Table17" style:family="table">
      <style:table-properties style:width="4.4396in" fo:margin-left="0.7875in" table:align="left"/>
    </style:style>
    <style:style style:name="Table17.A" style:family="table-column">
      <style:table-column-properties style:column-width="0.9917in"/>
    </style:style>
    <style:style style:name="Table17.B" style:family="table-column">
      <style:table-column-properties style:column-width="3.4479in"/>
    </style:style>
    <style:style style:name="Table17.A1" style:family="table-cell">
      <style:table-cell-properties fo:padding="0.0194in" fo:border="none"/>
    </style:style>
    <style:style style:name="Table18" style:family="table">
      <style:table-properties style:width="5.9056in" fo:margin-left="0.7875in" table:align="left"/>
    </style:style>
    <style:style style:name="Table18.A" style:family="table-column">
      <style:table-column-properties style:column-width="0.9806in"/>
    </style:style>
    <style:style style:name="Table18.B" style:family="table-column">
      <style:table-column-properties style:column-width="4.925in"/>
    </style:style>
    <style:style style:name="Table18.A1" style:family="table-cell">
      <style:table-cell-properties fo:padding="0.0194in" fo:border="none"/>
    </style:style>
    <style:style style:name="Table19" style:family="table">
      <style:table-properties style:width="5.9056in" fo:margin-left="0.7875in" table:align="left"/>
    </style:style>
    <style:style style:name="Table19.A" style:family="table-column">
      <style:table-column-properties style:column-width="0.9347in"/>
    </style:style>
    <style:style style:name="Table19.B" style:family="table-column">
      <style:table-column-properties style:column-width="4.9708in"/>
    </style:style>
    <style:style style:name="Table19.A1" style:family="table-cell">
      <style:table-cell-properties fo:padding="0.0194in" fo:border="none"/>
    </style:style>
    <style:style style:name="Table20" style:family="table">
      <style:table-properties style:width="2.4917in" fo:margin-left="0.7875in" table:align="left"/>
    </style:style>
    <style:style style:name="Table20.A" style:family="table-column">
      <style:table-column-properties style:column-width="0.9917in"/>
    </style:style>
    <style:style style:name="Table20.B" style:family="table-column">
      <style:table-column-properties style:column-width="1.5in"/>
    </style:style>
    <style:style style:name="Table20.A1" style:family="table-cell">
      <style:table-cell-properties fo:padding="0.0194in" fo:border="none"/>
    </style:style>
    <style:style style:name="Table21" style:family="table">
      <style:table-properties style:width="4.5347in" fo:margin-left="0.7875in" table:align="left"/>
    </style:style>
    <style:style style:name="Table21.A" style:family="table-column">
      <style:table-column-properties style:column-width="0.9576in"/>
    </style:style>
    <style:style style:name="Table21.B" style:family="table-column">
      <style:table-column-properties style:column-width="3.5771in"/>
    </style:style>
    <style:style style:name="Table21.A1" style:family="table-cell">
      <style:table-cell-properties fo:padding="0.0194in" fo:border="none"/>
    </style:style>
    <style:style style:name="Table22" style:family="table">
      <style:table-properties style:width="5.9056in" fo:margin-left="0.7875in" table:align="left"/>
    </style:style>
    <style:style style:name="Table22.A" style:family="table-column">
      <style:table-column-properties style:column-width="0.9368in"/>
    </style:style>
    <style:style style:name="Table22.B" style:family="table-column">
      <style:table-column-properties style:column-width="4.9688in"/>
    </style:style>
    <style:style style:name="Table22.A1" style:family="table-cell">
      <style:table-cell-properties fo:padding="0.0194in" fo:border="none"/>
    </style:style>
    <style:style style:name="Table23" style:family="table">
      <style:table-properties style:width="4.3938in" fo:margin-left="0.7875in" table:align="left"/>
    </style:style>
    <style:style style:name="Table23.A" style:family="table-column">
      <style:table-column-properties style:column-width="0.709in"/>
    </style:style>
    <style:style style:name="Table23.B" style:family="table-column">
      <style:table-column-properties style:column-width="3.6847in"/>
    </style:style>
    <style:style style:name="Table23.A1" style:family="table-cell">
      <style:table-cell-properties fo:padding="0.0194in" fo:border="none"/>
    </style:style>
    <style:style style:name="Table24" style:family="table">
      <style:table-properties style:width="5.9056in" fo:margin-left="0.7875in" table:align="left"/>
    </style:style>
    <style:style style:name="Table24.A" style:family="table-column">
      <style:table-column-properties style:column-width="0.925in"/>
    </style:style>
    <style:style style:name="Table24.B" style:family="table-column">
      <style:table-column-properties style:column-width="4.9806in"/>
    </style:style>
    <style:style style:name="Table24.A1" style:family="table-cell">
      <style:table-cell-properties fo:padding="0.0194in" fo:border="none"/>
    </style:style>
    <style:style style:name="Table25" style:family="table">
      <style:table-properties style:width="5.9056in" fo:margin-left="0.7875in" table:align="left"/>
    </style:style>
    <style:style style:name="Table25.A" style:family="table-column">
      <style:table-column-properties style:column-width="0.9431in"/>
    </style:style>
    <style:style style:name="Table25.B" style:family="table-column">
      <style:table-column-properties style:column-width="4.9625in"/>
    </style:style>
    <style:style style:name="Table25.A1" style:family="table-cell">
      <style:table-cell-properties fo:padding="0.0194in" fo:border="none"/>
    </style:style>
    <style:style style:name="Table26" style:family="table">
      <style:table-properties style:width="4.8417in" fo:margin-left="0.7875in" table:align="left"/>
    </style:style>
    <style:style style:name="Table26.A" style:family="table-column">
      <style:table-column-properties style:column-width="0.9576in"/>
    </style:style>
    <style:style style:name="Table26.B" style:family="table-column">
      <style:table-column-properties style:column-width="3.884in"/>
    </style:style>
    <style:style style:name="Table26.A1" style:family="table-cell">
      <style:table-cell-properties fo:padding="0.0194in" fo:border="none"/>
    </style:style>
    <style:style style:name="Table27" style:family="table">
      <style:table-properties style:width="5.9056in" fo:margin-left="0.7875in" table:align="left"/>
    </style:style>
    <style:style style:name="Table27.A" style:family="table-column">
      <style:table-column-properties style:column-width="0.9361in"/>
    </style:style>
    <style:style style:name="Table27.B" style:family="table-column">
      <style:table-column-properties style:column-width="4.9694in"/>
    </style:style>
    <style:style style:name="Table27.A1" style:family="table-cell">
      <style:table-cell-properties fo:padding="0.0194in" fo:border="none"/>
    </style:style>
    <style:style style:name="Table28" style:family="table">
      <style:table-properties style:width="5.9056in" fo:margin-left="0.7875in" table:align="left"/>
    </style:style>
    <style:style style:name="Table28.A" style:family="table-column">
      <style:table-column-properties style:column-width="0.9361in"/>
    </style:style>
    <style:style style:name="Table28.B" style:family="table-column">
      <style:table-column-properties style:column-width="4.9694in"/>
    </style:style>
    <style:style style:name="Table28.A1" style:family="table-cell">
      <style:table-cell-properties fo:padding="0.0194in" fo:border="none"/>
    </style:style>
    <style:style style:name="Table29" style:family="table">
      <style:table-properties style:width="5.9056in" fo:margin-left="0.7875in" table:align="left"/>
    </style:style>
    <style:style style:name="Table29.A" style:family="table-column">
      <style:table-column-properties style:column-width="0.9569in"/>
    </style:style>
    <style:style style:name="Table29.B" style:family="table-column">
      <style:table-column-properties style:column-width="4.9486in"/>
    </style:style>
    <style:style style:name="Table29.A1" style:family="table-cell">
      <style:table-cell-properties fo:padding="0.0194in" fo:border="none"/>
    </style:style>
    <style:style style:name="Table30" style:family="table">
      <style:table-properties style:width="4.6271in" fo:margin-left="0.7875in" table:align="left"/>
    </style:style>
    <style:style style:name="Table30.A" style:family="table-column">
      <style:table-column-properties style:column-width="0.9576in"/>
    </style:style>
    <style:style style:name="Table30.B" style:family="table-column">
      <style:table-column-properties style:column-width="3.6694in"/>
    </style:style>
    <style:style style:name="Table30.A1" style:family="table-cell">
      <style:table-cell-properties fo:padding="0.0194in" fo:border="none"/>
    </style:style>
    <style:style style:name="Table31" style:family="table">
      <style:table-properties style:width="4.7826in" fo:margin-left="0.7875in" table:align="left"/>
    </style:style>
    <style:style style:name="Table31.A" style:family="table-column">
      <style:table-column-properties style:column-width="0.9576in"/>
    </style:style>
    <style:style style:name="Table31.B" style:family="table-column">
      <style:table-column-properties style:column-width="3.825in"/>
    </style:style>
    <style:style style:name="Table31.A1" style:family="table-cell">
      <style:table-cell-properties fo:padding="0.0194in" fo:border="none"/>
    </style:style>
    <style:style style:name="Table32" style:family="table">
      <style:table-properties style:width="5.9056in" fo:margin-left="0.7875in" table:align="left"/>
    </style:style>
    <style:style style:name="Table32.A" style:family="table-column">
      <style:table-column-properties style:column-width="0.9583in"/>
    </style:style>
    <style:style style:name="Table32.B" style:family="table-column">
      <style:table-column-properties style:column-width="4.9472in"/>
    </style:style>
    <style:style style:name="Table32.A1" style:family="table-cell">
      <style:table-cell-properties fo:padding="0.0194in" fo:border="none"/>
    </style:style>
    <style:style style:name="Table33" style:family="table">
      <style:table-properties style:width="5.9056in" fo:margin-left="0.7875in" table:align="left"/>
    </style:style>
    <style:style style:name="Table33.A" style:family="table-column">
      <style:table-column-properties style:column-width="0.9292in"/>
    </style:style>
    <style:style style:name="Table33.B" style:family="table-column">
      <style:table-column-properties style:column-width="4.9764in"/>
    </style:style>
    <style:style style:name="Table33.A1" style:family="table-cell">
      <style:table-cell-properties fo:padding="0.0194in" fo:border="none"/>
    </style:style>
    <style:style style:name="Table34" style:family="table">
      <style:table-properties style:width="5.9056in" fo:margin-left="0.7875in" table:align="left"/>
    </style:style>
    <style:style style:name="Table34.A" style:family="table-column">
      <style:table-column-properties style:column-width="0.925in"/>
    </style:style>
    <style:style style:name="Table34.B" style:family="table-column">
      <style:table-column-properties style:column-width="4.9806in"/>
    </style:style>
    <style:style style:name="Table34.A1" style:family="table-cell">
      <style:table-cell-properties fo:padding="0.0194in" fo:border="none"/>
    </style:style>
    <style:style style:name="Table35" style:family="table">
      <style:table-properties style:width="5.9056in" fo:margin-left="0.7875in" table:align="left"/>
    </style:style>
    <style:style style:name="Table35.A" style:family="table-column">
      <style:table-column-properties style:column-width="0.9146in"/>
    </style:style>
    <style:style style:name="Table35.B" style:family="table-column">
      <style:table-column-properties style:column-width="4.991in"/>
    </style:style>
    <style:style style:name="Table35.A1" style:family="table-cell">
      <style:table-cell-properties fo:padding="0.0194in" fo:border="none"/>
    </style:style>
    <style:style style:name="Table36" style:family="table">
      <style:table-properties style:width="5.3375in" fo:margin-left="0.7875in" table:align="left"/>
    </style:style>
    <style:style style:name="Table36.A" style:family="table-column">
      <style:table-column-properties style:column-width="0.9576in"/>
    </style:style>
    <style:style style:name="Table36.B" style:family="table-column">
      <style:table-column-properties style:column-width="4.3799in"/>
    </style:style>
    <style:style style:name="Table36.A1" style:family="table-cell">
      <style:table-cell-properties fo:padding="0.0194in" fo:border="none"/>
    </style:style>
    <style:style style:name="Table37" style:family="table">
      <style:table-properties style:width="4.6222in" fo:margin-left="0.7875in" table:align="left"/>
    </style:style>
    <style:style style:name="Table37.A" style:family="table-column">
      <style:table-column-properties style:column-width="0.9576in"/>
    </style:style>
    <style:style style:name="Table37.B" style:family="table-column">
      <style:table-column-properties style:column-width="3.6646in"/>
    </style:style>
    <style:style style:name="Table37.A1" style:family="table-cell">
      <style:table-cell-properties fo:padding="0.0194in" fo:border="none"/>
    </style:style>
    <style:style style:name="Table38" style:family="table">
      <style:table-properties style:width="2.8257in" fo:margin-left="0.7875in" table:align="left"/>
    </style:style>
    <style:style style:name="Table38.A" style:family="table-column">
      <style:table-column-properties style:column-width="0.709in"/>
    </style:style>
    <style:style style:name="Table38.B" style:family="table-column">
      <style:table-column-properties style:column-width="2.1167in"/>
    </style:style>
    <style:style style:name="Table38.A1" style:family="table-cell">
      <style:table-cell-properties fo:padding="0.0194in" fo:border="none"/>
    </style:style>
    <style:style style:name="Table39" style:family="table">
      <style:table-properties style:width="4.0181in" fo:margin-left="0.7875in" table:align="left"/>
    </style:style>
    <style:style style:name="Table39.A" style:family="table-column">
      <style:table-column-properties style:column-width="0.709in"/>
    </style:style>
    <style:style style:name="Table39.B" style:family="table-column">
      <style:table-column-properties style:column-width="3.309in"/>
    </style:style>
    <style:style style:name="Table39.A1" style:family="table-cell">
      <style:table-cell-properties fo:padding="0.0194in" fo:border="none"/>
    </style:style>
    <style:style style:name="Table40" style:family="table">
      <style:table-properties style:width="3.066in" fo:margin-left="0.7875in" table:align="left"/>
    </style:style>
    <style:style style:name="Table40.A" style:family="table-column">
      <style:table-column-properties style:column-width="0.9576in"/>
    </style:style>
    <style:style style:name="Table40.B" style:family="table-column">
      <style:table-column-properties style:column-width="2.1083in"/>
    </style:style>
    <style:style style:name="Table40.A1" style:family="table-cell">
      <style:table-cell-properties fo:padding="0.0194in" fo:border="none"/>
    </style:style>
    <style:style style:name="P1" style:family="paragraph" style:parent-style-name="Text_20_body">
      <style:paragraph-properties fo:margin-left="0.7874in" fo:margin-right="0in" fo:text-indent="0in" style:auto-text-indent="false"/>
    </style:style>
    <style:style style:name="P2" style:family="paragraph" style:parent-style-name="List_20_Heading">
      <style:paragraph-properties fo:margin-top="0in" fo:margin-bottom="0.1965in" loext:contextual-spacing="false"/>
    </style:style>
    <style:style style:name="P3" style:family="paragraph" style:parent-style-name="List_20_Heading">
      <style:paragraph-properties fo:margin-left="0.3937in" fo:margin-right="0in" fo:text-indent="0in" style:auto-text-indent="false"/>
    </style:style>
    <style:style style:name="P4" style:family="paragraph" style:parent-style-name="List_20_Heading">
      <style:paragraph-properties fo:margin-left="0.3937in" fo:margin-right="0in" fo:margin-top="0in" fo:margin-bottom="0.1965in" loext:contextual-spacing="false" fo:text-indent="0in" style:auto-text-indent="false"/>
    </style:style>
    <style:style style:name="P5" style:family="paragraph" style:parent-style-name="Table_20_Contents" style:list-style-name="L1"/>
    <style:style style:name="P6" style:family="paragraph" style:parent-style-name="Table_20_Contents" style:list-style-name="L2"/>
    <style:style style:name="P7" style:family="paragraph" style:parent-style-name="Table_20_Contents" style:list-style-name="L3"/>
    <style:style style:name="P8" style:family="paragraph" style:parent-style-name="Table_20_Contents">
      <style:text-properties fo:font-size="2pt" style:font-size-asian="2pt" style:font-size-complex="2pt"/>
    </style:style>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Table_20_Contents" style:list-style-name="L8"/>
    <style:style style:name="P14" style:family="paragraph" style:parent-style-name="Table_20_Contents" style:list-style-name="L9"/>
    <style:style style:name="P15" style:family="paragraph" style:parent-style-name="Table_20_Contents" style:list-style-name="L10"/>
    <style:style style:name="P16" style:family="paragraph" style:parent-style-name="Table_20_Contents" style:list-style-name="L11"/>
    <style:style style:name="P17" style:family="paragraph" style:parent-style-name="Table_20_Contents" style:list-style-name="L12"/>
    <style:style style:name="P18" style:family="paragraph" style:parent-style-name="Table_20_Contents" style:list-style-name="L13"/>
    <style:style style:name="P19" style:family="paragraph" style:parent-style-name="Table_20_Contents" style:list-style-name="L14"/>
    <style:style style:name="P20" style:family="paragraph" style:parent-style-name="Table_20_Contents" style:list-style-name="L15"/>
    <style:style style:name="P21" style:family="paragraph" style:parent-style-name="Table_20_Contents" style:list-style-name="L16"/>
    <style:style style:name="P22" style:family="paragraph" style:parent-style-name="Table_20_Contents" style:list-style-name="L17"/>
    <style:style style:name="P23" style:family="paragraph" style:parent-style-name="Table_20_Contents" style:list-style-name="L18"/>
    <style:style style:name="P24" style:family="paragraph" style:parent-style-name="Table_20_Contents" style:list-style-name="L19"/>
    <style:style style:name="P25" style:family="paragraph" style:parent-style-name="Table_20_Contents" style:list-style-name="L20"/>
    <style:style style:name="P26" style:family="paragraph" style:parent-style-name="Table_20_Contents" style:list-style-name="L21"/>
    <style:style style:name="P27" style:family="paragraph" style:parent-style-name="Table_20_Contents" style:list-style-name="L22"/>
    <style:style style:name="P28" style:family="paragraph" style:parent-style-name="Table_20_Contents" style:list-style-name="L23"/>
    <style:style style:name="P29" style:family="paragraph" style:parent-style-name="Table_20_Contents" style:list-style-name="L24"/>
    <style:style style:name="P30" style:family="paragraph" style:parent-style-name="Table_20_Contents">
      <style:paragraph-properties fo:margin-top="0in" fo:margin-bottom="0.1965in" loext:contextual-spacing="false"/>
    </style:style>
    <style:style style:name="P31" style:family="paragraph" style:parent-style-name="Table_20_Contents" style:list-style-name="L1">
      <style:paragraph-properties fo:margin-top="0in" fo:margin-bottom="0.1965in" loext:contextual-spacing="false"/>
    </style:style>
    <style:style style:name="P32" style:family="paragraph" style:parent-style-name="Table_20_Contents" style:list-style-name="L2">
      <style:paragraph-properties fo:margin-top="0in" fo:margin-bottom="0.1965in" loext:contextual-spacing="false"/>
    </style:style>
    <style:style style:name="P33" style:family="paragraph" style:parent-style-name="Table_20_Contents" style:list-style-name="L3">
      <style:paragraph-properties fo:margin-top="0in" fo:margin-bottom="0.1965in" loext:contextual-spacing="false"/>
    </style:style>
    <style:style style:name="P34" style:family="paragraph" style:parent-style-name="Table_20_Contents" style:list-style-name="L4">
      <style:paragraph-properties fo:margin-top="0in" fo:margin-bottom="0.1965in" loext:contextual-spacing="false"/>
    </style:style>
    <style:style style:name="P35" style:family="paragraph" style:parent-style-name="Table_20_Contents" style:list-style-name="L5">
      <style:paragraph-properties fo:margin-top="0in" fo:margin-bottom="0.1965in" loext:contextual-spacing="false"/>
    </style:style>
    <style:style style:name="P36" style:family="paragraph" style:parent-style-name="Table_20_Contents" style:list-style-name="L6">
      <style:paragraph-properties fo:margin-top="0in" fo:margin-bottom="0.1965in" loext:contextual-spacing="false"/>
    </style:style>
    <style:style style:name="P37" style:family="paragraph" style:parent-style-name="Table_20_Contents" style:list-style-name="L7">
      <style:paragraph-properties fo:margin-top="0in" fo:margin-bottom="0.1965in" loext:contextual-spacing="false"/>
    </style:style>
    <style:style style:name="P38" style:family="paragraph" style:parent-style-name="Table_20_Contents" style:list-style-name="L8">
      <style:paragraph-properties fo:margin-top="0in" fo:margin-bottom="0.1965in" loext:contextual-spacing="false"/>
    </style:style>
    <style:style style:name="P39" style:family="paragraph" style:parent-style-name="Table_20_Contents" style:list-style-name="L9">
      <style:paragraph-properties fo:margin-top="0in" fo:margin-bottom="0.1965in" loext:contextual-spacing="false"/>
    </style:style>
    <style:style style:name="P40" style:family="paragraph" style:parent-style-name="Table_20_Contents" style:list-style-name="L10">
      <style:paragraph-properties fo:margin-top="0in" fo:margin-bottom="0.1965in" loext:contextual-spacing="false"/>
    </style:style>
    <style:style style:name="P41" style:family="paragraph" style:parent-style-name="Table_20_Contents" style:list-style-name="L11">
      <style:paragraph-properties fo:margin-top="0in" fo:margin-bottom="0.1965in" loext:contextual-spacing="false"/>
    </style:style>
    <style:style style:name="P42" style:family="paragraph" style:parent-style-name="Table_20_Contents" style:list-style-name="L12">
      <style:paragraph-properties fo:margin-top="0in" fo:margin-bottom="0.1965in" loext:contextual-spacing="false"/>
    </style:style>
    <style:style style:name="P43" style:family="paragraph" style:parent-style-name="Table_20_Contents" style:list-style-name="L13">
      <style:paragraph-properties fo:margin-top="0in" fo:margin-bottom="0.1965in" loext:contextual-spacing="false"/>
    </style:style>
    <style:style style:name="P44" style:family="paragraph" style:parent-style-name="Table_20_Contents" style:list-style-name="L14">
      <style:paragraph-properties fo:margin-top="0in" fo:margin-bottom="0.1965in" loext:contextual-spacing="false"/>
    </style:style>
    <style:style style:name="P45" style:family="paragraph" style:parent-style-name="Table_20_Contents" style:list-style-name="L15">
      <style:paragraph-properties fo:margin-top="0in" fo:margin-bottom="0.1965in" loext:contextual-spacing="false"/>
    </style:style>
    <style:style style:name="P46" style:family="paragraph" style:parent-style-name="Table_20_Contents" style:list-style-name="L16">
      <style:paragraph-properties fo:margin-top="0in" fo:margin-bottom="0.1965in" loext:contextual-spacing="false"/>
    </style:style>
    <style:style style:name="P47" style:family="paragraph" style:parent-style-name="Table_20_Contents" style:list-style-name="L17">
      <style:paragraph-properties fo:margin-top="0in" fo:margin-bottom="0.1965in" loext:contextual-spacing="false"/>
    </style:style>
    <style:style style:name="P48" style:family="paragraph" style:parent-style-name="Table_20_Contents" style:list-style-name="L18">
      <style:paragraph-properties fo:margin-top="0in" fo:margin-bottom="0.1965in" loext:contextual-spacing="false"/>
    </style:style>
    <style:style style:name="P49" style:family="paragraph" style:parent-style-name="Table_20_Contents" style:list-style-name="L19">
      <style:paragraph-properties fo:margin-top="0in" fo:margin-bottom="0.1965in" loext:contextual-spacing="false"/>
    </style:style>
    <style:style style:name="P50" style:family="paragraph" style:parent-style-name="Table_20_Contents" style:list-style-name="L20">
      <style:paragraph-properties fo:margin-top="0in" fo:margin-bottom="0.1965in" loext:contextual-spacing="false"/>
    </style:style>
    <style:style style:name="P51" style:family="paragraph" style:parent-style-name="Table_20_Contents" style:list-style-name="L21">
      <style:paragraph-properties fo:margin-top="0in" fo:margin-bottom="0.1965in" loext:contextual-spacing="false"/>
    </style:style>
    <style:style style:name="P52" style:family="paragraph" style:parent-style-name="Table_20_Contents" style:list-style-name="L22">
      <style:paragraph-properties fo:margin-top="0in" fo:margin-bottom="0.1965in" loext:contextual-spacing="false"/>
    </style:style>
    <style:style style:name="P53" style:family="paragraph" style:parent-style-name="Table_20_Contents" style:list-style-name="L23">
      <style:paragraph-properties fo:margin-top="0in" fo:margin-bottom="0.1965in" loext:contextual-spacing="false"/>
    </style:style>
    <style:style style:name="P54" style:family="paragraph" style:parent-style-name="Table_20_Contents" style:list-style-name="L24">
      <style:paragraph-properties fo:margin-top="0in" fo:margin-bottom="0.1965in" loext:contextual-spacing="false"/>
    </style:style>
    <style:style style:name="P55" style:family="paragraph" style:parent-style-name="Preformatted_20_Text">
      <style:paragraph-properties fo:margin-top="0in" fo:margin-bottom="0.1965in" loext:contextual-spacing="false"/>
    </style:style>
    <style:style style:name="P56" style:family="paragraph" style:parent-style-name="Preformatted_20_Text">
      <style:paragraph-properties fo:margin-left="0.7874in" fo:margin-right="0in" fo:text-indent="0in" style:auto-text-indent="false"/>
    </style:style>
    <style:style style:name="P57" style:family="paragraph" style:parent-style-name="Preformatted_20_Text">
      <style:paragraph-properties fo:margin-left="0.7874in" fo:margin-right="0in" fo:margin-top="0in" fo:margin-bottom="0.1965in" loext:contextual-spacing="false" fo:text-indent="0in" style:auto-text-indent="false"/>
    </style:style>
    <style:style style:name="P58" style:family="paragraph" style:parent-style-name="Preformatted_20_Text">
      <style:paragraph-properties fo:margin-left="0.3937in" fo:margin-right="0in" fo:text-indent="0in" style:auto-text-indent="false"/>
    </style:style>
    <style:style style:name="P59" style:family="paragraph" style:parent-style-name="Preformatted_20_Text">
      <style:paragraph-properties fo:margin-left="0.3937in" fo:margin-right="0in" fo:margin-top="0in" fo:margin-bottom="0.1965in" loext:contextual-spacing="false" fo:text-indent="0in" style:auto-text-indent="false"/>
    </style:style>
    <style:style style:name="P60" style:family="paragraph" style:parent-style-name="List_20_Contents">
      <style:paragraph-properties fo:margin-top="0in" fo:margin-bottom="0.1965in" loext:contextual-spacing="false"/>
    </style:style>
    <style:style style:name="P61" style:family="paragraph" style:parent-style-name="List_20_Contents">
      <style:paragraph-properties fo:margin-left="0.7874in" fo:margin-right="0in" fo:margin-top="0in" fo:margin-bottom="0.1965in" loext:contextual-spacing="false" fo:text-indent="0in" style:auto-text-inden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I Documentation</text:h>
      <text:p text:style-name="Text_20_body">To connect to a InfluxDB, you must create a <text:a xlink:type="simple" xlink:href="https://influxdb-python.readthedocs.io/en/latest/api-documentation.html#influxdb.InfluxDBClient" text:style-name="Internet_20_link" text:visited-style-name="Visited_20_Internet_20_Link"><text:span text:style-name="Source_20_Text">InfluxDBClient</text:span></text:a> object. The default configuration connects to InfluxDB on <text:span text:style-name="Source_20_Text">localhost</text:span> with the default ports. The below instantiation statements are all equivalent:</text:p>
      <text:p text:style-name="Preformatted_20_Text">from influxdb import InfluxDBClient</text:p>
      <text:p text:style-name="Preformatted_20_Text"/>
      <text:p text:style-name="Preformatted_20_Text"># using Http</text:p>
      <text:p text:style-name="Preformatted_20_Text">client = InfluxDBClient(database='dbname')</text:p>
      <text:p text:style-name="Preformatted_20_Text">client = InfluxDBClient(host='127.0.0.1', port=8086, database='dbname')</text:p>
      <text:p text:style-name="Preformatted_20_Text">client = InfluxDBClient(host='127.0.0.1', port=8086, username='root', password='root', database='dbname')</text:p>
      <text:p text:style-name="Preformatted_20_Text"/>
      <text:p text:style-name="Preformatted_20_Text"># using UDP</text:p>
      <text:p text:style-name="P55">client = InfluxDBClient(host='127.0.0.1', database='dbname', use_udp=True, udp_port=4444)</text:p>
      <text:p text:style-name="Text_20_body">To write pandas DataFrames or to read data into a pandas DataFrame, use a <text:a xlink:type="simple" xlink:href="https://influxdb-python.readthedocs.io/en/latest/api-documentation.html#influxdb.DataFrameClient" text:style-name="Internet_20_link" text:visited-style-name="Visited_20_Internet_20_Link"><text:span text:style-name="Source_20_Text">DataFrameClient</text:span></text:a> object. These clients are initiated in the same way as the <text:a xlink:type="simple" xlink:href="https://influxdb-python.readthedocs.io/en/latest/api-documentation.html#influxdb.InfluxDBClient" text:style-name="Internet_20_link" text:visited-style-name="Visited_20_Internet_20_Link"><text:span text:style-name="Source_20_Text">InfluxDBClient</text:span></text:a>:</text:p>
      <text:p text:style-name="Preformatted_20_Text">from influxdb import DataFrameClient</text:p>
      <text:p text:style-name="Preformatted_20_Text"/>
      <text:p text:style-name="P55">client = DataFrameClient(host='127.0.0.1', port=8086, username='root', password='root', database='dbname')</text:p>
      <text:p text:style-name="Text_20_body">Note</text:p>
      <text:p text:style-name="Text_20_body">Only when using UDP (use_udp=True) the connection is established.</text:p>
      <text:section text:style-name="Sect1" text:name="influxdbclient">
        <text:h text:style-name="Heading_20_2" text:outline-level="2"><text:bookmark text:name="influxdbclient-api"/><text:span text:style-name="Source_20_Text">InfluxDBClient</text:span></text:h>
        <text:p text:style-name="P2"><text:bookmark text:name="influxdb.InfluxDBClient"/><text:span text:style-name="Emphasis">class </text:span><text:span text:style-name="Source_20_Text">influxdb.InfluxDBClient</text:span>(<text:span text:style-name="Emphasis">host=u'localhost'</text:span>, <text:span text:style-name="Emphasis">port=8086</text:span>, <text:span text:style-name="Emphasis">username=u'root'</text:span>, <text:span text:style-name="Emphasis">password=u'root'</text:span>, <text:span text:style-name="Emphasis">database=None</text:span>, <text:span text:style-name="Emphasis">ssl=False</text:span>, <text:span text:style-name="Emphasis">verify_ssl=False</text:span>, <text:span text:style-name="Emphasis">timeout=None</text:span>, <text:span text:style-name="Emphasis">retries=3</text:span>, <text:span text:style-name="Emphasis">use_udp=False</text:span>, <text:span text:style-name="Emphasis">udp_port=4444</text:span>, <text:span text:style-name="Emphasis">proxies=None</text:span>, <text:span text:style-name="Emphasis">pool_size=10</text:span>, <text:span text:style-name="Emphasis">path=u''</text:span>, <text:span text:style-name="Emphasis">cert=None</text:span>, <text:span text:style-name="Emphasis">gzip=False</text:span>, <text:span text:style-name="Emphasis">session=None</text:span>, <text:span text:style-name="Emphasis">headers=None</text:span>, <text:span text:style-name="Emphasis">socket_options=None</text:span>) </text:p>
        <text:p text:style-name="P60">InfluxDBClient primary client object to connect InfluxDB.</text:p>
        <text:p text:style-name="P60">The <text:a xlink:type="simple" xlink:href="https://influxdb-python.readthedocs.io/en/latest/api-documentation.html#influxdb.InfluxDBClient" text:style-name="Internet_20_link" text:visited-style-name="Visited_20_Internet_20_Link"><text:span text:style-name="Source_20_Text">InfluxDBClient</text:span></text:a> object holds information necessary to connect to InfluxDB. Requests can be made to InfluxDB directly through the client.</text:p>
        <text:p text:style-name="P60">The client supports the use as a <text:a xlink:type="simple" xlink:href="https://docs.python.org/3/reference/datamodel.html#context-managers" text:style-name="Internet_20_link" text:visited-style-name="Visited_20_Internet_20_Link">context manager</text:a>.</text:p>
        <table:table table:name="Table1" table:style-name="Table1">
          <table:table-column table:style-name="Table1.A"/>
          <table:table-column table:style-name="Table1.B"/>
          <table:table-row>
            <table:table-cell table:style-name="Table1.A1" office:value-type="string">
              <text:p text:style-name="Table_20_Heading">Parameters:</text:p>
            </table:table-cell>
            <table:table-cell table:style-name="Table1.A1" office:value-type="string">
              <text:list xml:id="list3401071326" text:style-name="L1">
                <text:list-item>
                  <text:p text:style-name="P5"><text:span text:style-name="Strong_20_Emphasis">host</text:span> (<text:span text:style-name="Emphasis">str</text:span>) – hostname to connect to InfluxDB, defaults to ‘localhost’ </text:p>
                </text:list-item>
                <text:list-item>
                  <text:p text:style-name="P5"><text:span text:style-name="Strong_20_Emphasis">port</text:span> (<text:span text:style-name="Emphasis">int</text:span>) – port to connect to InfluxDB, defaults to 8086 </text:p>
                </text:list-item>
                <text:list-item>
                  <text:p text:style-name="P5"><text:span text:style-name="Strong_20_Emphasis">username</text:span> (<text:span text:style-name="Emphasis">str</text:span>) – user to connect, defaults to ‘root’ </text:p>
                </text:list-item>
                <text:list-item>
                  <text:p text:style-name="P5"><text:span text:style-name="Strong_20_Emphasis">password</text:span> (<text:span text:style-name="Emphasis">str</text:span>) – password of the user, defaults to ‘root’ </text:p>
                </text:list-item>
                <text:list-item>
                  <text:p text:style-name="P5"><text:span text:style-name="Strong_20_Emphasis">pool_size</text:span> (<text:span text:style-name="Emphasis">int</text:span>) – urllib3 connection pool size, defaults to 10. </text:p>
                </text:list-item>
                <text:list-item>
                  <text:p text:style-name="P5"><text:span text:style-name="Strong_20_Emphasis">database</text:span> (<text:span text:style-name="Emphasis">str</text:span>) – database name to connect to, defaults to None </text:p>
                </text:list-item>
                <text:list-item>
                  <text:p text:style-name="P5"><text:span text:style-name="Strong_20_Emphasis">ssl</text:span> (<text:span text:style-name="Emphasis">bool</text:span>) – use https instead of http to connect to InfluxDB, defaults to False </text:p>
                </text:list-item>
                <text:list-item>
                  <text:p text:style-name="P5"><text:span text:style-name="Strong_20_Emphasis">verify_ssl</text:span> (<text:span text:style-name="Emphasis">bool</text:span>) – verify SSL certificates for HTTPS requests, defaults <text:soft-page-break/>to False </text:p>
                </text:list-item>
                <text:list-item>
                  <text:p text:style-name="P5"><text:span text:style-name="Strong_20_Emphasis">timeout</text:span> (<text:span text:style-name="Emphasis">int</text:span>) – number of seconds Requests will wait for your client to establish a connection, defaults to None </text:p>
                </text:list-item>
                <text:list-item>
                  <text:p text:style-name="P5"><text:span text:style-name="Strong_20_Emphasis">retries</text:span> (<text:span text:style-name="Emphasis">int</text:span>) – number of attempts your client will make before aborting, defaults to 3 0 - try until success 1 - attempt only once (without retry) 2 - maximum two attempts (including one retry) 3 - maximum three attempts (default option) </text:p>
                </text:list-item>
                <text:list-item>
                  <text:p text:style-name="P5"><text:span text:style-name="Strong_20_Emphasis">use_udp</text:span> (<text:span text:style-name="Emphasis">bool</text:span>) – use UDP to connect to InfluxDB, defaults to False </text:p>
                </text:list-item>
                <text:list-item>
                  <text:p text:style-name="P5"><text:span text:style-name="Strong_20_Emphasis">udp_port</text:span> (<text:span text:style-name="Emphasis">int</text:span>) – UDP port to connect to InfluxDB, defaults to 4444 </text:p>
                </text:list-item>
                <text:list-item>
                  <text:p text:style-name="P5"><text:span text:style-name="Strong_20_Emphasis">proxies</text:span> (<text:span text:style-name="Emphasis">dict</text:span>) – HTTP(S) proxy to use for Requests, defaults to {} </text:p>
                </text:list-item>
                <text:list-item>
                  <text:p text:style-name="P5"><text:span text:style-name="Strong_20_Emphasis">path</text:span> (<text:span text:style-name="Emphasis">str</text:span>) – path of InfluxDB on the server to connect, defaults to ‘’ </text:p>
                </text:list-item>
                <text:list-item>
                  <text:p text:style-name="P5"><text:span text:style-name="Strong_20_Emphasis">cert</text:span> (<text:span text:style-name="Emphasis">str</text:span>) – Path to client certificate information to use for mutual TLS authentication. You can specify a local cert to use as a single file containing the private key and the certificate, or as a tuple of both files’ paths, defaults to None </text:p>
                </text:list-item>
                <text:list-item>
                  <text:p text:style-name="P5"><text:span text:style-name="Strong_20_Emphasis">gzip</text:span> (<text:span text:style-name="Emphasis">bool</text:span>) – use gzip content encoding to compress requests </text:p>
                </text:list-item>
                <text:list-item>
                  <text:p text:style-name="P5"><text:span text:style-name="Strong_20_Emphasis">session</text:span> (<text:span text:style-name="Emphasis">requests.Session</text:span>) – allow for the new client request to use an existing requests Session, defaults to None </text:p>
                </text:list-item>
                <text:list-item>
                  <text:p text:style-name="P5"><text:span text:style-name="Strong_20_Emphasis">headers</text:span> (<text:span text:style-name="Emphasis">dict</text:span>) – headers to add to Requests, will add ‘Content-Type’ and ‘Accept’ unless these are already present, defaults to {} </text:p>
                </text:list-item>
                <text:list-item>
                  <text:p text:style-name="P31"><text:span text:style-name="Strong_20_Emphasis">socket_options</text:span> (<text:span text:style-name="Emphasis">list</text:span>) – use custom tcp socket options, If not specified, then defaults are loaded from <text:span text:style-name="Source_20_Text">HTTPConnection.default_socket_options</text:span> </text:p>
                </text:list-item>
              </text:list>
            </table:table-cell>
          </table:table-row>
          <table:table-row>
            <table:table-cell table:style-name="Table1.A1" office:value-type="string">
              <text:p text:style-name="Table_20_Heading">Raises:</text:p>
            </table:table-cell>
            <table:table-cell table:style-name="Table1.A1" office:value-type="string">
              <text:p text:style-name="P30"><text:span text:style-name="Strong_20_Emphasis">ValueError</text:span> – if cert is provided but ssl is disabled (set to False)</text:p>
            </table:table-cell>
          </table:table-row>
        </table:table>
        <text:p text:style-name="P4"><text:bookmark text:name="influxdb.InfluxDBClient.alter_retention_policy"/><text:span text:style-name="Source_20_Text">alter_retention_policy</text:span>(<text:span text:style-name="Emphasis">name</text:span>, <text:span text:style-name="Emphasis">database=None</text:span>, <text:span text:style-name="Emphasis">duration=None</text:span>, <text:span text:style-name="Emphasis">replication=None</text:span>, <text:span text:style-name="Emphasis">default=None</text:span>, <text:span text:style-name="Emphasis">shard_duration=None</text:span>) </text:p>
        <text:p text:style-name="P61">Modify an existing retention policy for a database.</text:p>
        <table:table table:name="Table2" table:style-name="Table2">
          <table:table-column table:style-name="Table2.A"/>
          <table:table-column table:style-name="Table2.B"/>
          <table:table-row>
            <table:table-cell table:style-name="Table2.A1" office:value-type="string">
              <text:p text:style-name="Table_20_Heading">Parameters:</text:p>
            </table:table-cell>
            <table:table-cell table:style-name="Table2.A1" office:value-type="string">
              <text:list xml:id="list395048249" text:style-name="L2">
                <text:list-item>
                  <text:p text:style-name="P6"><text:span text:style-name="Strong_20_Emphasis">name</text:span> (<text:span text:style-name="Emphasis">str</text:span>) – the name of the retention policy to modify </text:p>
                </text:list-item>
                <text:list-item>
                  <text:p text:style-name="P6"><text:span text:style-name="Strong_20_Emphasis">database</text:span> (<text:span text:style-name="Emphasis">str</text:span>) – the database for which the retention policy is modified. Defaults to current client’s database </text:p>
                </text:list-item>
                <text:list-item>
                  <text:p text:style-name="P6"><text:span text:style-name="Strong_20_Emphasis">duration</text:span> (<text:span text:style-name="Emphasis">str</text:span>) – the new duration of the existing retention policy. Durations such as 1h, 90m, 12h, 7d, and 4w, are all supported and mean 1 hour, 90 minutes, 12 hours, 7 day, and 4 weeks, respectively. For infinite retention, meaning the data will never be deleted, use ‘INF’ for duration. The minimum retention period is 1 hour. </text:p>
                </text:list-item>
                <text:list-item>
                  <text:p text:style-name="P6"><text:span text:style-name="Strong_20_Emphasis">replication</text:span> (<text:span text:style-name="Emphasis">int</text:span>) – the new replication of the existing retention policy </text:p>
                </text:list-item>
                <text:list-item>
                  <text:p text:style-name="P6"><text:span text:style-name="Strong_20_Emphasis">default</text:span> (<text:span text:style-name="Emphasis">bool</text:span>) – whether or not to set the modified policy as default </text:p>
                </text:list-item>
                <text:list-item>
                  <text:p text:style-name="P32"><text:span text:style-name="Strong_20_Emphasis">shard_duration</text:span> (<text:span text:style-name="Emphasis">str</text:span>) – the shard duration of the retention policy. Durations such as 1h, 90m, 12h, 7d, and 4w, are all supported and mean 1 hour, 90 minutes, 12 hours, 7 day, and 4 weeks, respectively. Infinite retention is not supported. As a workaround, specify a “1000w” duration to achieve an extremely long shard group duration. The minimum shard group duration is 1 hour. </text:p>
                </text:list-item>
              </text:list>
            </table:table-cell>
          </table:table-row>
        </table:table>
        <text:p text:style-name="P1"><text:soft-page-break/>Note</text:p>
        <text:p text:style-name="P1">at least one of duration, replication, or default flag should be set. Otherwise the operation will fail.</text:p>
        <text:p text:style-name="P4"><text:bookmark text:name="influxdb.InfluxDBClient.close"/><text:span text:style-name="Source_20_Text">close</text:span>() </text:p>
        <text:p text:style-name="P61">Close http session.</text:p>
        <text:p text:style-name="P4"><text:bookmark text:name="influxdb.InfluxDBClient.create_continuous_query"/><text:span text:style-name="Source_20_Text">create_continuous_query</text:span>(<text:span text:style-name="Emphasis">name</text:span>, <text:span text:style-name="Emphasis">select</text:span>, <text:span text:style-name="Emphasis">database=None</text:span>, <text:span text:style-name="Emphasis">resample_opts=None</text:span>) </text:p>
        <text:p text:style-name="P61">Create a continuous query for a database.</text:p>
        <table:table table:name="Table3" table:style-name="Table3">
          <table:table-column table:style-name="Table3.A"/>
          <table:table-column table:style-name="Table3.B"/>
          <table:table-row>
            <table:table-cell table:style-name="Table3.A1" office:value-type="string">
              <text:p text:style-name="Table_20_Heading">Parameters:</text:p>
            </table:table-cell>
            <table:table-cell table:style-name="Table3.A1" office:value-type="string">
              <text:list xml:id="list2842581735" text:style-name="L3">
                <text:list-item>
                  <text:p text:style-name="P7"><text:span text:style-name="Strong_20_Emphasis">name</text:span> (<text:span text:style-name="Emphasis">str</text:span>) – the name of continuous query to create </text:p>
                </text:list-item>
                <text:list-item>
                  <text:p text:style-name="P7"><text:span text:style-name="Strong_20_Emphasis">select</text:span> (<text:span text:style-name="Emphasis">str</text:span>) – select statement for the continuous query </text:p>
                </text:list-item>
                <text:list-item>
                  <text:p text:style-name="P7"><text:span text:style-name="Strong_20_Emphasis">database</text:span> (<text:span text:style-name="Emphasis">str</text:span>) – the database for which the continuous query is created. Defaults to current client’s database </text:p>
                </text:list-item>
                <text:list-item>
                  <text:p text:style-name="P33"><text:span text:style-name="Strong_20_Emphasis">resample_opts</text:span> (<text:span text:style-name="Emphasis">str</text:span>) – resample options </text:p>
                </text:list-item>
              </text:list>
            </table:table-cell>
          </table:table-row>
          <table:table-row>
            <table:table-cell table:style-name="Table3.A1" office:value-type="string">
              <text:p text:style-name="Table_20_Heading">Example:</text:p>
            </table:table-cell>
            <table:table-cell table:style-name="Table3.A1" office:value-type="string">
              <text:p text:style-name="P8"/>
            </table:table-cell>
          </table:table-row>
        </table:table>
        <text:p text:style-name="P56">&gt;&gt; select_clause = 'SELECT mean("value") INTO "cpu_mean" ' \</text:p>
        <text:p text:style-name="P56">... <text:s text:c="16"/>'FROM "cpu" GROUP BY time(1m)'</text:p>
        <text:p text:style-name="P56">&gt;&gt; client.create_continuous_query(</text:p>
        <text:p text:style-name="P56">... <text:s text:c="4"/>'cpu_mean', select_clause, 'db_name', 'EVERY 10s FOR 2m'</text:p>
        <text:p text:style-name="P56">... )</text:p>
        <text:p text:style-name="P56">&gt;&gt; client.get_list_continuous_queries()</text:p>
        <text:p text:style-name="P56">[</text:p>
        <text:p text:style-name="P56"><text:s text:c="4"/>{</text:p>
        <text:p text:style-name="P56"><text:s text:c="8"/>'db_name': [</text:p>
        <text:p text:style-name="P56"><text:s text:c="12"/>{</text:p>
        <text:p text:style-name="P56"><text:s text:c="16"/>'name': 'cpu_mean',</text:p>
        <text:p text:style-name="P56"><text:s text:c="16"/>'query': 'CREATE CONTINUOUS QUERY "cpu_mean" '</text:p>
        <text:p text:style-name="P56"><text:s text:c="24"/>'ON "db_name" '</text:p>
        <text:p text:style-name="P56"><text:s text:c="24"/>'RESAMPLE EVERY 10s FOR 2m '</text:p>
        <text:p text:style-name="P56"><text:s text:c="24"/>'BEGIN SELECT mean("value") '</text:p>
        <text:p text:style-name="P56"><text:s text:c="24"/>'INTO "cpu_mean" FROM "cpu" '</text:p>
        <text:p text:style-name="P56"><text:s text:c="24"/>'GROUP BY time(1m) END'</text:p>
        <text:p text:style-name="P56"><text:s text:c="12"/>}</text:p>
        <text:p text:style-name="P56"><text:s text:c="8"/>]</text:p>
        <text:p text:style-name="P56"><text:s text:c="4"/>}</text:p>
        <text:p text:style-name="P57">]</text:p>
        <text:p text:style-name="P4"><text:bookmark text:name="influxdb.InfluxDBClient.create_database"/><text:span text:style-name="Source_20_Text">create_database</text:span>(<text:span text:style-name="Emphasis">dbname</text:span>) </text:p>
        <text:p text:style-name="P61">Create a new database in InfluxDB.</text:p>
        <table:table table:name="Table4" table:style-name="Table4">
          <table:table-column table:style-name="Table4.A"/>
          <table:table-column table:style-name="Table4.B"/>
          <table:table-row>
            <table:table-cell table:style-name="Table4.A1" office:value-type="string">
              <text:p text:style-name="Table_20_Heading">Parameters:</text:p>
            </table:table-cell>
            <table:table-cell table:style-name="Table4.A1" office:value-type="string">
              <text:p text:style-name="Table_20_Contents"><text:span text:style-name="Strong_20_Emphasis">dbname</text:span> (<text:span text:style-name="Emphasis">str</text:span>) – the name of the database to create</text:p>
            </table:table-cell>
          </table:table-row>
        </table:table>
        <text:p text:style-name="P4"><text:bookmark text:name="influxdb.InfluxDBClient.create_retention_policy"/><text:span text:style-name="Source_20_Text">create_retention_policy</text:span>(<text:span text:style-name="Emphasis">name</text:span>, <text:span text:style-name="Emphasis">duration</text:span>, <text:span text:style-name="Emphasis">replication</text:span>, <text:span text:style-name="Emphasis">database=None</text:span>, <text:span text:style-name="Emphasis">default=False</text:span>, <text:span text:style-name="Emphasis">shard_duration=u'0s'</text:span>) </text:p>
        <text:p text:style-name="P61">Create a retention policy for a database.</text:p>
        <table:table table:name="Table5" table:style-name="Table5">
          <table:table-column table:style-name="Table5.A"/>
          <table:table-column table:style-name="Table5.B"/>
          <table:table-row>
            <table:table-cell table:style-name="Table5.A1" office:value-type="string">
              <text:p text:style-name="Table_20_Heading">Parameters:</text:p>
            </table:table-cell>
            <table:table-cell table:style-name="Table5.A1" office:value-type="string">
              <text:list xml:id="list1744903308" text:style-name="L4">
                <text:list-item>
                  <text:p text:style-name="P9"><text:span text:style-name="Strong_20_Emphasis">name</text:span> (<text:span text:style-name="Emphasis">str</text:span>) – the name of the new retention policy </text:p>
                </text:list-item>
                <text:list-item>
                  <text:p text:style-name="P9"><text:span text:style-name="Strong_20_Emphasis">duration</text:span> (<text:span text:style-name="Emphasis">str</text:span>) – the duration of the new retention policy. Durations such as 1h, 90m, 12h, 7d, and 4w, are all supported and <text:soft-page-break/>mean 1 hour, 90 minutes, 12 hours, 7 day, and 4 weeks, respectively. For infinite retention - meaning the data will never be deleted - use ‘INF’ for duration. The minimum retention period is 1 hour. </text:p>
                </text:list-item>
                <text:list-item>
                  <text:p text:style-name="P9"><text:span text:style-name="Strong_20_Emphasis">replication</text:span> (<text:span text:style-name="Emphasis">str</text:span>) – the replication of the retention policy </text:p>
                </text:list-item>
                <text:list-item>
                  <text:p text:style-name="P9"><text:span text:style-name="Strong_20_Emphasis">database</text:span> (<text:span text:style-name="Emphasis">str</text:span>) – the database for which the retention policy is created. Defaults to current client’s database </text:p>
                </text:list-item>
                <text:list-item>
                  <text:p text:style-name="P9"><text:span text:style-name="Strong_20_Emphasis">default</text:span> (<text:span text:style-name="Emphasis">bool</text:span>) – whether or not to set the policy as default </text:p>
                </text:list-item>
                <text:list-item>
                  <text:p text:style-name="P34"><text:span text:style-name="Strong_20_Emphasis">shard_duration</text:span> (<text:span text:style-name="Emphasis">str</text:span>) – the shard duration of the retention policy. Durations such as 1h, 90m, 12h, 7d, and 4w, are all supported and mean 1 hour, 90 minutes, 12 hours, 7 day, and 4 weeks, respectively. Infinite retention is not supported. As a workaround, specify a “1000w” duration to achieve an extremely long shard group duration. Defaults to “0s”, which is interpreted by the database to mean the default value given the duration. The minimum shard group duration is 1 hour. </text:p>
                </text:list-item>
              </text:list>
            </table:table-cell>
          </table:table-row>
        </table:table>
        <text:p text:style-name="P4"><text:bookmark text:name="influxdb.InfluxDBClient.create_user"/><text:span text:style-name="Source_20_Text">create_user</text:span>(<text:span text:style-name="Emphasis">username</text:span>, <text:span text:style-name="Emphasis">password</text:span>, <text:span text:style-name="Emphasis">admin=False</text:span>) </text:p>
        <text:p text:style-name="P61">Create a new user in InfluxDB.</text:p>
        <table:table table:name="Table6" table:style-name="Table6">
          <table:table-column table:style-name="Table6.A"/>
          <table:table-column table:style-name="Table6.B"/>
          <table:table-row>
            <table:table-cell table:style-name="Table6.A1" office:value-type="string">
              <text:p text:style-name="Table_20_Heading">Parameters:</text:p>
            </table:table-cell>
            <table:table-cell table:style-name="Table6.A1" office:value-type="string">
              <text:list xml:id="list3532586403" text:style-name="L5">
                <text:list-item>
                  <text:p text:style-name="P10"><text:span text:style-name="Strong_20_Emphasis">username</text:span> (<text:span text:style-name="Emphasis">str</text:span>) – the new username to create </text:p>
                </text:list-item>
                <text:list-item>
                  <text:p text:style-name="P10"><text:span text:style-name="Strong_20_Emphasis">password</text:span> (<text:span text:style-name="Emphasis">str</text:span>) – the password for the new user </text:p>
                </text:list-item>
                <text:list-item>
                  <text:p text:style-name="P35"><text:span text:style-name="Strong_20_Emphasis">admin</text:span> (<text:span text:style-name="Emphasis">boolean</text:span>) – whether the user should have cluster administration privileges or not </text:p>
                </text:list-item>
              </text:list>
            </table:table-cell>
          </table:table-row>
        </table:table>
        <text:p text:style-name="P4"><text:bookmark text:name="influxdb.InfluxDBClient.delete_series"/><text:span text:style-name="Source_20_Text">delete_series</text:span>(<text:span text:style-name="Emphasis">database=None</text:span>, <text:span text:style-name="Emphasis">measurement=None</text:span>, <text:span text:style-name="Emphasis">tags=None</text:span>) </text:p>
        <text:p text:style-name="P61">Delete series from a database.</text:p>
        <text:p text:style-name="P61">Series must be filtered by either measurement and tags. This method cannot be used to delete all series, use <text:span text:style-name="Citation">drop_database</text:span> instead.</text:p>
        <table:table table:name="Table7" table:style-name="Table7">
          <table:table-column table:style-name="Table7.A"/>
          <table:table-column table:style-name="Table7.B"/>
          <table:table-row>
            <table:table-cell table:style-name="Table7.A1" office:value-type="string">
              <text:p text:style-name="Table_20_Heading">Parameters:</text:p>
            </table:table-cell>
            <table:table-cell table:style-name="Table7.A1" office:value-type="string">
              <text:list xml:id="list3789874303" text:style-name="L6">
                <text:list-item>
                  <text:p text:style-name="P11"><text:span text:style-name="Strong_20_Emphasis">database</text:span> (<text:span text:style-name="Emphasis">str</text:span>) – the database from which the series should be deleted, defaults to client’s current database </text:p>
                </text:list-item>
                <text:list-item>
                  <text:p text:style-name="P11"><text:span text:style-name="Strong_20_Emphasis">measurement</text:span> (<text:span text:style-name="Emphasis">str</text:span>) – Delete all series from a measurement </text:p>
                </text:list-item>
                <text:list-item>
                  <text:p text:style-name="P36"><text:span text:style-name="Strong_20_Emphasis">tags</text:span> (<text:span text:style-name="Emphasis">dict</text:span>) – Delete all series that match given tags </text:p>
                </text:list-item>
              </text:list>
            </table:table-cell>
          </table:table-row>
        </table:table>
        <text:p text:style-name="P4"><text:bookmark text:name="influxdb.InfluxDBClient.drop_continuous_query"/><text:span text:style-name="Source_20_Text">drop_continuous_query</text:span>(<text:span text:style-name="Emphasis">name</text:span>, <text:span text:style-name="Emphasis">database=None</text:span>) </text:p>
        <text:p text:style-name="P61">Drop an existing continuous query for a database.</text:p>
        <table:table table:name="Table8" table:style-name="Table8">
          <table:table-column table:style-name="Table8.A"/>
          <table:table-column table:style-name="Table8.B"/>
          <table:table-row>
            <table:table-cell table:style-name="Table8.A1" office:value-type="string">
              <text:p text:style-name="Table_20_Heading">Parameters:</text:p>
            </table:table-cell>
            <table:table-cell table:style-name="Table8.A1" office:value-type="string">
              <text:list xml:id="list766163145" text:style-name="L7">
                <text:list-item>
                  <text:p text:style-name="P12"><text:span text:style-name="Strong_20_Emphasis">name</text:span> (<text:span text:style-name="Emphasis">str</text:span>) – the name of continuous query to drop </text:p>
                </text:list-item>
                <text:list-item>
                  <text:p text:style-name="P37"><text:span text:style-name="Strong_20_Emphasis">database</text:span> (<text:span text:style-name="Emphasis">str</text:span>) – the database for which the continuous query is dropped. Defaults to current client’s database </text:p>
                </text:list-item>
              </text:list>
            </table:table-cell>
          </table:table-row>
        </table:table>
        <text:p text:style-name="P4"><text:bookmark text:name="influxdb.InfluxDBClient.drop_database"/><text:span text:style-name="Source_20_Text">drop_database</text:span>(<text:span text:style-name="Emphasis">dbname</text:span>) </text:p>
        <text:p text:style-name="P61">Drop a database from InfluxDB.</text:p>
        <table:table table:name="Table9" table:style-name="Table9">
          <table:table-column table:style-name="Table9.A"/>
          <table:table-column table:style-name="Table9.B"/>
          <table:table-row>
            <table:table-cell table:style-name="Table9.A1" office:value-type="string">
              <text:p text:style-name="Table_20_Heading">Parameters:</text:p>
            </table:table-cell>
            <table:table-cell table:style-name="Table9.A1" office:value-type="string">
              <text:p text:style-name="Table_20_Contents"><text:span text:style-name="Strong_20_Emphasis">dbname</text:span> (<text:span text:style-name="Emphasis">str</text:span>) – the name of the database to drop</text:p>
            </table:table-cell>
          </table:table-row>
        </table:table>
        <text:p text:style-name="P4"><text:bookmark text:name="influxdb.InfluxDBClient.drop_measurement"/><text:soft-page-break/><text:span text:style-name="Source_20_Text">drop_measurement</text:span>(<text:span text:style-name="Emphasis">measurement</text:span>) </text:p>
        <text:p text:style-name="P61">Drop a measurement from InfluxDB.</text:p>
        <table:table table:name="Table10" table:style-name="Table10">
          <table:table-column table:style-name="Table10.A"/>
          <table:table-column table:style-name="Table10.B"/>
          <table:table-row>
            <table:table-cell table:style-name="Table10.A1" office:value-type="string">
              <text:p text:style-name="Table_20_Heading">Parameters:</text:p>
            </table:table-cell>
            <table:table-cell table:style-name="Table10.A1" office:value-type="string">
              <text:p text:style-name="Table_20_Contents"><text:span text:style-name="Strong_20_Emphasis">measurement</text:span> (<text:span text:style-name="Emphasis">str</text:span>) – the name of the measurement to drop</text:p>
            </table:table-cell>
          </table:table-row>
        </table:table>
        <text:p text:style-name="P4"><text:bookmark text:name="influxdb.InfluxDBClient.drop_retention_policy"/><text:span text:style-name="Source_20_Text">drop_retention_policy</text:span>(<text:span text:style-name="Emphasis">name</text:span>, <text:span text:style-name="Emphasis">database=None</text:span>) </text:p>
        <text:p text:style-name="P61">Drop an existing retention policy for a database.</text:p>
        <table:table table:name="Table11" table:style-name="Table11">
          <table:table-column table:style-name="Table11.A"/>
          <table:table-column table:style-name="Table11.B"/>
          <table:table-row>
            <table:table-cell table:style-name="Table11.A1" office:value-type="string">
              <text:p text:style-name="Table_20_Heading">Parameters:</text:p>
            </table:table-cell>
            <table:table-cell table:style-name="Table11.A1" office:value-type="string">
              <text:list xml:id="list2965150773" text:style-name="L8">
                <text:list-item>
                  <text:p text:style-name="P13"><text:span text:style-name="Strong_20_Emphasis">name</text:span> (<text:span text:style-name="Emphasis">str</text:span>) – the name of the retention policy to drop </text:p>
                </text:list-item>
                <text:list-item>
                  <text:p text:style-name="P38"><text:span text:style-name="Strong_20_Emphasis">database</text:span> (<text:span text:style-name="Emphasis">str</text:span>) – the database for which the retention policy is dropped. Defaults to current client’s database </text:p>
                </text:list-item>
              </text:list>
            </table:table-cell>
          </table:table-row>
        </table:table>
        <text:p text:style-name="P4"><text:bookmark text:name="influxdb.InfluxDBClient.drop_user"/><text:span text:style-name="Source_20_Text">drop_user</text:span>(<text:span text:style-name="Emphasis">username</text:span>) </text:p>
        <text:p text:style-name="P61">Drop a user from InfluxDB.</text:p>
        <table:table table:name="Table12" table:style-name="Table12">
          <table:table-column table:style-name="Table12.A"/>
          <table:table-column table:style-name="Table12.B"/>
          <table:table-row>
            <table:table-cell table:style-name="Table12.A1" office:value-type="string">
              <text:p text:style-name="Table_20_Heading">Parameters:</text:p>
            </table:table-cell>
            <table:table-cell table:style-name="Table12.A1" office:value-type="string">
              <text:p text:style-name="Table_20_Contents"><text:span text:style-name="Strong_20_Emphasis">username</text:span> (<text:span text:style-name="Emphasis">str</text:span>) – the username to drop</text:p>
            </table:table-cell>
          </table:table-row>
        </table:table>
        <text:p text:style-name="P4"><text:bookmark text:name="influxdb.InfluxDBClient.from_dsn"/><text:span text:style-name="Emphasis">classmethod </text:span><text:span text:style-name="Source_20_Text">from_dsn</text:span>(<text:span text:style-name="Emphasis">dsn</text:span>, <text:span text:style-name="Emphasis">**kwargs</text:span>) </text:p>
        <text:p text:style-name="P61">Generate an instance of InfluxDBClient from given data source name.</text:p>
        <text:p text:style-name="P61">Return an instance of <text:a xlink:type="simple" xlink:href="https://influxdb-python.readthedocs.io/en/latest/api-documentation.html#influxdb.InfluxDBClient" text:style-name="Internet_20_link" text:visited-style-name="Visited_20_Internet_20_Link"><text:span text:style-name="Source_20_Text">InfluxDBClient</text:span></text:a> from the provided data source name. Supported schemes are “influxdb”, “https+influxdb” and “udp+influxdb”. Parameters for the <text:a xlink:type="simple" xlink:href="https://influxdb-python.readthedocs.io/en/latest/api-documentation.html#influxdb.InfluxDBClient" text:style-name="Internet_20_link" text:visited-style-name="Visited_20_Internet_20_Link"><text:span text:style-name="Source_20_Text">InfluxDBClient</text:span></text:a> constructor may also be passed to this method.</text:p>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list xml:id="list3355802390" text:style-name="L9">
                <text:list-item>
                  <text:p text:style-name="P14"><text:span text:style-name="Strong_20_Emphasis">dsn</text:span> (<text:span text:style-name="Emphasis">string</text:span>) – data source name </text:p>
                </text:list-item>
                <text:list-item>
                  <text:p text:style-name="P39"><text:span text:style-name="Strong_20_Emphasis">kwargs</text:span> (<text:span text:style-name="Emphasis">dict</text:span>) – additional parameters for <text:span text:style-name="Citation">InfluxDBClient</text:span> </text:p>
                </text:list-item>
              </text:list>
            </table:table-cell>
          </table:table-row>
          <table:table-row>
            <table:table-cell table:style-name="Table13.A1" office:value-type="string">
              <text:p text:style-name="Table_20_Heading">Raises:</text:p>
            </table:table-cell>
            <table:table-cell table:style-name="Table13.A1" office:value-type="string">
              <text:p text:style-name="P30"><text:span text:style-name="Strong_20_Emphasis">ValueError</text:span> – if the provided DSN has any unexpected values</text:p>
            </table:table-cell>
          </table:table-row>
          <table:table-row>
            <table:table-cell table:style-name="Table13.A1" office:value-type="string">
              <text:p text:style-name="Table_20_Heading">Example:</text:p>
            </table:table-cell>
            <table:table-cell table:style-name="Table13.A1" office:value-type="string">
              <text:p text:style-name="P8"/>
            </table:table-cell>
          </table:table-row>
        </table:table>
        <text:p text:style-name="P56">&gt;&gt; cli = InfluxDBClient.from_dsn('influxdb://username:password@\</text:p>
        <text:p text:style-name="P56">localhost:8086/databasename', timeout=5)</text:p>
        <text:p text:style-name="P56">&gt;&gt; type(cli)</text:p>
        <text:p text:style-name="P56">&lt;class 'influxdb.client.InfluxDBClient'&gt;</text:p>
        <text:p text:style-name="P56">&gt;&gt; cli = InfluxDBClient.from_dsn('udp+influxdb://username:pass@\</text:p>
        <text:p text:style-name="P56">localhost:8086/databasename', timeout=5, udp_port=159)</text:p>
        <text:p text:style-name="P56">&gt;&gt; print('{0._baseurl} - {0.use_udp} {0.udp_port}'.format(cli))</text:p>
        <text:p text:style-name="P57">http://localhost:8086 - True 159</text:p>
        <text:p text:style-name="P1">Note</text:p>
        <text:p text:style-name="P1">parameters provided in <text:span text:style-name="Citation">**kwargs</text:span> may override dsn parameters</text:p>
        <text:p text:style-name="P1">Note</text:p>
        <text:p text:style-name="P1">when using “udp+influxdb” the specified port (if any) will be used for the TCP connection; specify the UDP port with the additional <text:span text:style-name="Citation">udp_port</text:span> parameter (cf. examples).</text:p>
        <text:p text:style-name="P4"><text:bookmark text:name="influxdb.InfluxDBClient.get_list_continuous_queries"/><text:span text:style-name="Source_20_Text">get_list_continuous_queries</text:span>() </text:p>
        <text:p text:style-name="P61"><text:soft-page-break/>Get the list of continuous queries in InfluxDB.</text:p>
        <table:table table:name="Table14" table:style-name="Table14">
          <table:table-column table:style-name="Table14.A"/>
          <table:table-column table:style-name="Table14.B"/>
          <table:table-row>
            <table:table-cell table:style-name="Table14.A1" office:value-type="string">
              <text:p text:style-name="Table_20_Heading">Returns:</text:p>
            </table:table-cell>
            <table:table-cell table:style-name="Table14.A1" office:value-type="string">
              <text:p text:style-name="Table_20_Contents">all CQs in InfluxDB</text:p>
            </table:table-cell>
          </table:table-row>
          <table:table-row>
            <table:table-cell table:style-name="Table14.A1" office:value-type="string">
              <text:p text:style-name="Table_20_Heading">Return type:</text:p>
            </table:table-cell>
            <table:table-cell table:style-name="Table14.A1" office:value-type="string">
              <text:p text:style-name="Table_20_Contents">list of dictionaries</text:p>
            </table:table-cell>
          </table:table-row>
          <table:table-row>
            <table:table-cell table:style-name="Table14.A1" office:value-type="string">
              <text:p text:style-name="Table_20_Heading">Example:</text:p>
            </table:table-cell>
            <table:table-cell table:style-name="Table14.A1" office:value-type="string">
              <text:p text:style-name="P8"/>
            </table:table-cell>
          </table:table-row>
        </table:table>
        <text:p text:style-name="P56">&gt;&gt; cqs = client.get_list_cqs()</text:p>
        <text:p text:style-name="P56">&gt;&gt; cqs</text:p>
        <text:p text:style-name="P56">[</text:p>
        <text:p text:style-name="P56"><text:s text:c="4"/>{</text:p>
        <text:p text:style-name="P56"><text:s text:c="8"/>u'db1': []</text:p>
        <text:p text:style-name="P56"><text:s text:c="4"/>},</text:p>
        <text:p text:style-name="P56"><text:s text:c="4"/>{</text:p>
        <text:p text:style-name="P56"><text:s text:c="8"/>u'db2': [</text:p>
        <text:p text:style-name="P56"><text:s text:c="12"/>{</text:p>
        <text:p text:style-name="P56"><text:s text:c="16"/>u'name': u'vampire',</text:p>
        <text:p text:style-name="P56"><text:s text:c="16"/>u'query': u'CREATE CONTINUOUS QUERY vampire ON '</text:p>
        <text:p text:style-name="P56"><text:s text:c="27"/>'mydb BEGIN SELECT count(dracula) INTO '</text:p>
        <text:p text:style-name="P56"><text:s text:c="27"/>'mydb.autogen.all_of_them FROM '</text:p>
        <text:p text:style-name="P56"><text:s text:c="27"/>'mydb.autogen.one GROUP BY time(5m) END'</text:p>
        <text:p text:style-name="P56"><text:s text:c="12"/>}</text:p>
        <text:p text:style-name="P56"><text:s text:c="8"/>]</text:p>
        <text:p text:style-name="P56"><text:s text:c="4"/>}</text:p>
        <text:p text:style-name="P57">]</text:p>
        <text:p text:style-name="P4"><text:bookmark text:name="influxdb.InfluxDBClient.get_list_database"/><text:span text:style-name="Source_20_Text">get_list_database</text:span>() </text:p>
        <text:p text:style-name="P61">Get the list of databases in InfluxDB.</text:p>
        <table:table table:name="Table15" table:style-name="Table15">
          <table:table-column table:style-name="Table15.A"/>
          <table:table-column table:style-name="Table15.B"/>
          <table:table-row>
            <table:table-cell table:style-name="Table15.A1" office:value-type="string">
              <text:p text:style-name="Table_20_Heading">Returns:</text:p>
            </table:table-cell>
            <table:table-cell table:style-name="Table15.A1" office:value-type="string">
              <text:p text:style-name="Table_20_Contents">all databases in InfluxDB</text:p>
            </table:table-cell>
          </table:table-row>
          <table:table-row>
            <table:table-cell table:style-name="Table15.A1" office:value-type="string">
              <text:p text:style-name="Table_20_Heading">Return type:</text:p>
            </table:table-cell>
            <table:table-cell table:style-name="Table15.A1" office:value-type="string">
              <text:p text:style-name="Table_20_Contents">list of dictionaries</text:p>
            </table:table-cell>
          </table:table-row>
          <table:table-row>
            <table:table-cell table:style-name="Table15.A1" office:value-type="string">
              <text:p text:style-name="Table_20_Heading">Example:</text:p>
            </table:table-cell>
            <table:table-cell table:style-name="Table15.A1" office:value-type="string">
              <text:p text:style-name="P8"/>
            </table:table-cell>
          </table:table-row>
        </table:table>
        <text:p text:style-name="P56">&gt;&gt; dbs = client.get_list_database()</text:p>
        <text:p text:style-name="P56">&gt;&gt; dbs</text:p>
        <text:p text:style-name="P57">[{u'name': u'db1'}, {u'name': u'db2'}, {u'name': u'db3'}]</text:p>
        <text:p text:style-name="P4"><text:bookmark text:name="influxdb.InfluxDBClient.get_list_measurements"/><text:span text:style-name="Source_20_Text">get_list_measurements</text:span>() </text:p>
        <text:p text:style-name="P61">Get the list of measurements in InfluxDB.</text:p>
        <table:table table:name="Table16" table:style-name="Table16">
          <table:table-column table:style-name="Table16.A"/>
          <table:table-column table:style-name="Table16.B"/>
          <table:table-row>
            <table:table-cell table:style-name="Table16.A1" office:value-type="string">
              <text:p text:style-name="Table_20_Heading">Returns:</text:p>
            </table:table-cell>
            <table:table-cell table:style-name="Table16.A1" office:value-type="string">
              <text:p text:style-name="Table_20_Contents">all measurements in InfluxDB</text:p>
            </table:table-cell>
          </table:table-row>
          <table:table-row>
            <table:table-cell table:style-name="Table16.A1" office:value-type="string">
              <text:p text:style-name="Table_20_Heading">Return type:</text:p>
            </table:table-cell>
            <table:table-cell table:style-name="Table16.A1" office:value-type="string">
              <text:p text:style-name="Table_20_Contents">list of dictionaries</text:p>
            </table:table-cell>
          </table:table-row>
          <table:table-row>
            <table:table-cell table:style-name="Table16.A1" office:value-type="string">
              <text:p text:style-name="Table_20_Heading">Example:</text:p>
            </table:table-cell>
            <table:table-cell table:style-name="Table16.A1" office:value-type="string">
              <text:p text:style-name="P8"/>
            </table:table-cell>
          </table:table-row>
        </table:table>
        <text:p text:style-name="P56">&gt;&gt; dbs = client.get_list_measurements()</text:p>
        <text:p text:style-name="P56">&gt;&gt; dbs</text:p>
        <text:p text:style-name="P56">[{u'name': u'measurements1'},</text:p>
        <text:p text:style-name="P56"><text:s/>{u'name': u'measurements2'},</text:p>
        <text:p text:style-name="P57"><text:s/>{u'name': u'measurements3'}]</text:p>
        <text:p text:style-name="P4"><text:bookmark text:name="influxdb.InfluxDBClient.get_list_privileges"/><text:span text:style-name="Source_20_Text">get_list_privileges</text:span>(<text:span text:style-name="Emphasis">username</text:span>) </text:p>
        <text:p text:style-name="P61">Get the list of all privileges granted to given user.</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Table_20_Contents"><text:span text:style-name="Strong_20_Emphasis">username</text:span> (<text:span text:style-name="Emphasis">str</text:span>) – the username to get privileges of</text:p>
            </table:table-cell>
          </table:table-row>
          <table:table-row>
            <table:table-cell table:style-name="Table17.A1" office:value-type="string">
              <text:p text:style-name="Table_20_Heading">Returns:</text:p>
            </table:table-cell>
            <table:table-cell table:style-name="Table17.A1" office:value-type="string">
              <text:p text:style-name="Table_20_Contents">all privileges granted to given user</text:p>
            </table:table-cell>
          </table:table-row>
          <text:soft-page-break/>
          <table:table-row>
            <table:table-cell table:style-name="Table17.A1" office:value-type="string">
              <text:p text:style-name="Table_20_Heading">Return type:</text:p>
            </table:table-cell>
            <table:table-cell table:style-name="Table17.A1" office:value-type="string">
              <text:p text:style-name="Table_20_Contents">list of dictionaries</text:p>
            </table:table-cell>
          </table:table-row>
          <table:table-row>
            <table:table-cell table:style-name="Table17.A1" office:value-type="string">
              <text:p text:style-name="Table_20_Heading">Example:</text:p>
            </table:table-cell>
            <table:table-cell table:style-name="Table17.A1" office:value-type="string">
              <text:p text:style-name="P8"/>
            </table:table-cell>
          </table:table-row>
        </table:table>
        <text:p text:style-name="P56">&gt;&gt; privileges = client.get_list_privileges('user1')</text:p>
        <text:p text:style-name="P56">&gt;&gt; privileges</text:p>
        <text:p text:style-name="P56">[{u'privilege': u'WRITE', u'database': u'db1'},</text:p>
        <text:p text:style-name="P56"><text:s/>{u'privilege': u'ALL PRIVILEGES', u'database': u'db2'},</text:p>
        <text:p text:style-name="P57"><text:s/>{u'privilege': u'NO PRIVILEGES', u'database': u'db3'}]</text:p>
        <text:p text:style-name="P4"><text:bookmark text:name="influxdb.InfluxDBClient.get_list_retention_policies"/><text:span text:style-name="Source_20_Text">get_list_retention_policies</text:span>(<text:span text:style-name="Emphasis">database=None</text:span>) </text:p>
        <text:p text:style-name="P61">Get the list of retention policies for a database.</text:p>
        <table:table table:name="Table18" table:style-name="Table18">
          <table:table-column table:style-name="Table18.A"/>
          <table:table-column table:style-name="Table18.B"/>
          <table:table-row>
            <table:table-cell table:style-name="Table18.A1" office:value-type="string">
              <text:p text:style-name="Table_20_Heading">Parameters:</text:p>
            </table:table-cell>
            <table:table-cell table:style-name="Table18.A1" office:value-type="string">
              <text:p text:style-name="Table_20_Contents"><text:span text:style-name="Strong_20_Emphasis">database</text:span> (<text:span text:style-name="Emphasis">str</text:span>) – the name of the database, defaults to the client’s current database</text:p>
            </table:table-cell>
          </table:table-row>
          <table:table-row>
            <table:table-cell table:style-name="Table18.A1" office:value-type="string">
              <text:p text:style-name="Table_20_Heading">Returns:</text:p>
            </table:table-cell>
            <table:table-cell table:style-name="Table18.A1" office:value-type="string">
              <text:p text:style-name="Table_20_Contents">all retention policies for the database</text:p>
            </table:table-cell>
          </table:table-row>
          <table:table-row>
            <table:table-cell table:style-name="Table18.A1" office:value-type="string">
              <text:p text:style-name="Table_20_Heading">Return type:</text:p>
            </table:table-cell>
            <table:table-cell table:style-name="Table18.A1" office:value-type="string">
              <text:p text:style-name="Table_20_Contents">list of dictionaries</text:p>
            </table:table-cell>
          </table:table-row>
          <table:table-row>
            <table:table-cell table:style-name="Table18.A1" office:value-type="string">
              <text:p text:style-name="Table_20_Heading">Example:</text:p>
            </table:table-cell>
            <table:table-cell table:style-name="Table18.A1" office:value-type="string">
              <text:p text:style-name="P8"/>
            </table:table-cell>
          </table:table-row>
        </table:table>
        <text:p text:style-name="P56">&gt;&gt; ret_policies = client.get_list_retention_policies('my_db')</text:p>
        <text:p text:style-name="P56">&gt;&gt; ret_policies</text:p>
        <text:p text:style-name="P56">[{u'default': True,</text:p>
        <text:p text:style-name="P56"><text:s text:c="2"/>u'duration': u'0',</text:p>
        <text:p text:style-name="P56"><text:s text:c="2"/>u'name': u'default',</text:p>
        <text:p text:style-name="P57"><text:s text:c="2"/>u'replicaN': 1}]</text:p>
        <text:p text:style-name="P4"><text:bookmark text:name="influxdb.InfluxDBClient.get_list_series"/><text:span text:style-name="Source_20_Text">get_list_series</text:span>(<text:span text:style-name="Emphasis">database=None</text:span>, <text:span text:style-name="Emphasis">measurement=None</text:span>, <text:span text:style-name="Emphasis">tags=None</text:span>) </text:p>
        <text:p text:style-name="P61">Query SHOW SERIES returns the distinct series in your database.</text:p>
        <text:p text:style-name="P61">FROM and WHERE clauses are optional.</text:p>
        <table:table table:name="Table19" table:style-name="Table19">
          <table:table-column table:style-name="Table19.A"/>
          <table:table-column table:style-name="Table19.B"/>
          <table:table-row>
            <table:table-cell table:style-name="Table19.A1" office:value-type="string">
              <text:p text:style-name="Table_20_Heading">Parameters:</text:p>
            </table:table-cell>
            <table:table-cell table:style-name="Table19.A1" office:value-type="string">
              <text:list xml:id="list3603035994" text:style-name="L10">
                <text:list-item>
                  <text:p text:style-name="P15"><text:span text:style-name="Strong_20_Emphasis">measurement</text:span> – Show all series from a measurement </text:p>
                </text:list-item>
                <text:list-item>
                  <text:p text:style-name="P15"><text:span text:style-name="Strong_20_Emphasis">tags</text:span> – Show all series that match given tags </text:p>
                </text:list-item>
                <text:list-item>
                  <text:p text:style-name="P40"><text:span text:style-name="Strong_20_Emphasis">database</text:span> (<text:span text:style-name="Emphasis">str</text:span>) – the database from which the series should be shows, defaults to client’s current database </text:p>
                </text:list-item>
              </text:list>
            </table:table-cell>
          </table:table-row>
        </table:table>
        <text:p text:style-name="P4"><text:bookmark text:name="influxdb.InfluxDBClient.get_list_users"/><text:span text:style-name="Source_20_Text">get_list_users</text:span>() </text:p>
        <text:p text:style-name="P61">Get the list of all users in InfluxDB.</text:p>
        <table:table table:name="Table20" table:style-name="Table20">
          <table:table-column table:style-name="Table20.A"/>
          <table:table-column table:style-name="Table20.B"/>
          <table:table-row>
            <table:table-cell table:style-name="Table20.A1" office:value-type="string">
              <text:p text:style-name="Table_20_Heading">Returns:</text:p>
            </table:table-cell>
            <table:table-cell table:style-name="Table20.A1" office:value-type="string">
              <text:p text:style-name="Table_20_Contents">all users in InfluxDB</text:p>
            </table:table-cell>
          </table:table-row>
          <table:table-row>
            <table:table-cell table:style-name="Table20.A1" office:value-type="string">
              <text:p text:style-name="Table_20_Heading">Return type:</text:p>
            </table:table-cell>
            <table:table-cell table:style-name="Table20.A1" office:value-type="string">
              <text:p text:style-name="Table_20_Contents">list of dictionaries</text:p>
            </table:table-cell>
          </table:table-row>
          <table:table-row>
            <table:table-cell table:style-name="Table20.A1" office:value-type="string">
              <text:p text:style-name="Table_20_Heading">Example:</text:p>
            </table:table-cell>
            <table:table-cell table:style-name="Table20.A1" office:value-type="string">
              <text:p text:style-name="P8"/>
            </table:table-cell>
          </table:table-row>
        </table:table>
        <text:p text:style-name="P56">&gt;&gt; users = client.get_list_users()</text:p>
        <text:p text:style-name="P56">&gt;&gt; users</text:p>
        <text:p text:style-name="P56">[{u'admin': True, u'user': u'user1'},</text:p>
        <text:p text:style-name="P56"><text:s/>{u'admin': False, u'user': u'user2'},</text:p>
        <text:p text:style-name="P57"><text:s/>{u'admin': False, u'user': u'user3'}]</text:p>
        <text:p text:style-name="P4"><text:bookmark text:name="influxdb.InfluxDBClient.grant_admin_privileges"/><text:span text:style-name="Source_20_Text">grant_admin_privileges</text:span>(<text:span text:style-name="Emphasis">username</text:span>) </text:p>
        <text:p text:style-name="P61">Grant cluster administration privileges to a user.</text:p>
        <table:table table:name="Table21" table:style-name="Table21">
          <table:table-column table:style-name="Table21.A"/>
          <table:table-column table:style-name="Table21.B"/>
          <text:soft-page-break/>
          <table:table-row>
            <table:table-cell table:style-name="Table21.A1" office:value-type="string">
              <text:p text:style-name="Table_20_Heading">Parameters:</text:p>
            </table:table-cell>
            <table:table-cell table:style-name="Table21.A1" office:value-type="string">
              <text:p text:style-name="Table_20_Contents"><text:span text:style-name="Strong_20_Emphasis">username</text:span> (<text:span text:style-name="Emphasis">str</text:span>) – the username to grant privileges to</text:p>
            </table:table-cell>
          </table:table-row>
        </table:table>
        <text:p text:style-name="P1">Note</text:p>
        <text:p text:style-name="P1">Only a cluster administrator can create/drop databases and manage users.</text:p>
        <text:p text:style-name="P4"><text:bookmark text:name="influxdb.InfluxDBClient.grant_privilege"/><text:span text:style-name="Source_20_Text">grant_privilege</text:span>(<text:span text:style-name="Emphasis">privilege</text:span>, <text:span text:style-name="Emphasis">database</text:span>, <text:span text:style-name="Emphasis">username</text:span>) </text:p>
        <text:p text:style-name="P61">Grant a privilege on a database to a user.</text:p>
        <table:table table:name="Table22" table:style-name="Table22">
          <table:table-column table:style-name="Table22.A"/>
          <table:table-column table:style-name="Table22.B"/>
          <table:table-row>
            <table:table-cell table:style-name="Table22.A1" office:value-type="string">
              <text:p text:style-name="Table_20_Heading">Parameters:</text:p>
            </table:table-cell>
            <table:table-cell table:style-name="Table22.A1" office:value-type="string">
              <text:list xml:id="list1740404040" text:style-name="L11">
                <text:list-item>
                  <text:p text:style-name="P16"><text:span text:style-name="Strong_20_Emphasis">privilege</text:span> (<text:span text:style-name="Emphasis">str</text:span>) – the privilege to grant, one of ‘read’, ‘write’ or ‘all’. The string is case-insensitive </text:p>
                </text:list-item>
                <text:list-item>
                  <text:p text:style-name="P16"><text:span text:style-name="Strong_20_Emphasis">database</text:span> (<text:span text:style-name="Emphasis">str</text:span>) – the database to grant the privilege on </text:p>
                </text:list-item>
                <text:list-item>
                  <text:p text:style-name="P41"><text:span text:style-name="Strong_20_Emphasis">username</text:span> (<text:span text:style-name="Emphasis">str</text:span>) – the username to grant the privilege to </text:p>
                </text:list-item>
              </text:list>
            </table:table-cell>
          </table:table-row>
        </table:table>
        <text:p text:style-name="P4"><text:bookmark text:name="influxdb.InfluxDBClient.ping"/><text:span text:style-name="Source_20_Text">ping</text:span>() </text:p>
        <text:p text:style-name="P61">Check connectivity to InfluxDB.</text:p>
        <table:table table:name="Table23" table:style-name="Table23">
          <table:table-column table:style-name="Table23.A"/>
          <table:table-column table:style-name="Table23.B"/>
          <table:table-row>
            <table:table-cell table:style-name="Table23.A1" office:value-type="string">
              <text:p text:style-name="Table_20_Heading">Returns:</text:p>
            </table:table-cell>
            <table:table-cell table:style-name="Table23.A1" office:value-type="string">
              <text:p text:style-name="Table_20_Contents">The version of the InfluxDB the client is connected to</text:p>
            </table:table-cell>
          </table:table-row>
        </table:table>
        <text:p text:style-name="P4"><text:bookmark text:name="influxdb.InfluxDBClient.query"/><text:span text:style-name="Source_20_Text">query</text:span>(<text:span text:style-name="Emphasis">query</text:span>, <text:span text:style-name="Emphasis">params=None</text:span>, <text:span text:style-name="Emphasis">bind_params=None</text:span>, <text:span text:style-name="Emphasis">epoch=None</text:span>, <text:span text:style-name="Emphasis">expected_response_code=200</text:span>, <text:span text:style-name="Emphasis">database=None</text:span>, <text:span text:style-name="Emphasis">raise_errors=True</text:span>, <text:span text:style-name="Emphasis">chunked=False</text:span>, <text:span text:style-name="Emphasis">chunk_size=0</text:span>, <text:span text:style-name="Emphasis">method=u'GET'</text:span>) </text:p>
        <text:p text:style-name="P61">Send a query to InfluxDB.</text:p>
        <text:p text:style-name="P1">Danger</text:p>
        <text:p text:style-name="P1">In order to avoid injection vulnerabilities (similar to <text:a xlink:type="simple" xlink:href="https://www.owasp.org/index.php/SQL_Injection" text:style-name="Internet_20_link" text:visited-style-name="Visited_20_Internet_20_Link">SQL injection</text:a> vulnerabilities), do not directly include untrusted data into the <text:span text:style-name="Source_20_Text">query</text:span> parameter, use <text:span text:style-name="Source_20_Text">bind_params</text:span> instead.</text:p>
        <table:table table:name="Table24" table:style-name="Table24">
          <table:table-column table:style-name="Table24.A"/>
          <table:table-column table:style-name="Table24.B"/>
          <table:table-row>
            <table:table-cell table:style-name="Table24.A1" office:value-type="string">
              <text:p text:style-name="Table_20_Heading">Parameters:</text:p>
            </table:table-cell>
            <table:table-cell table:style-name="Table24.A1" office:value-type="string">
              <text:list xml:id="list2096835391" text:style-name="L12">
                <text:list-item>
                  <text:p text:style-name="P17"><text:span text:style-name="Strong_20_Emphasis">query</text:span> (<text:span text:style-name="Emphasis">str</text:span>) – the actual query string </text:p>
                </text:list-item>
                <text:list-item>
                  <text:p text:style-name="P17"><text:span text:style-name="Strong_20_Emphasis">params</text:span> (<text:span text:style-name="Emphasis">dict</text:span>) – additional parameters for the request, defaults to {} </text:p>
                </text:list-item>
                <text:list-item>
                  <text:p text:style-name="P17"><text:span text:style-name="Strong_20_Emphasis">bind_params</text:span> (<text:span text:style-name="Emphasis">dict</text:span>) – bind parameters for the query: any variable in the query written as <text:span text:style-name="Source_20_Text">'$var_name'</text:span> will be replaced with <text:span text:style-name="Source_20_Text">bind_params['var_name']</text:span>. Only works in the <text:span text:style-name="Source_20_Text">WHERE</text:span> clause and takes precedence over <text:span text:style-name="Source_20_Text">params['params']</text:span> </text:p>
                </text:list-item>
                <text:list-item>
                  <text:p text:style-name="P17"><text:span text:style-name="Strong_20_Emphasis">epoch</text:span> (<text:span text:style-name="Emphasis">str</text:span>) – response timestamps to be in epoch format either ‘h’, ‘m’, ‘s’, ‘ms’, ‘u’, or ‘ns’,defaults to <text:span text:style-name="Citation">None</text:span> which is RFC3339 UTC format with nanosecond precision </text:p>
                </text:list-item>
                <text:list-item>
                  <text:p text:style-name="P17"><text:span text:style-name="Strong_20_Emphasis">expected_response_code</text:span> (<text:span text:style-name="Emphasis">int</text:span>) – the expected status code of response, defaults to 200 </text:p>
                </text:list-item>
                <text:list-item>
                  <text:p text:style-name="P17"><text:span text:style-name="Strong_20_Emphasis">database</text:span> (<text:span text:style-name="Emphasis">str</text:span>) – database to query, defaults to None </text:p>
                </text:list-item>
                <text:list-item>
                  <text:p text:style-name="P17"><text:span text:style-name="Strong_20_Emphasis">raise_errors</text:span> (<text:span text:style-name="Emphasis">bool</text:span>) – Whether or not to raise exceptions when InfluxDB returns errors, defaults to True </text:p>
                </text:list-item>
                <text:list-item>
                  <text:p text:style-name="P17"><text:span text:style-name="Strong_20_Emphasis">chunked</text:span> (<text:span text:style-name="Emphasis">bool</text:span>) – Enable to use chunked responses from InfluxDB. With <text:span text:style-name="Source_20_Text">chunked</text:span> enabled, one ResultSet is returned per chunk containing all results within that chunk </text:p>
                </text:list-item>
                <text:list-item>
                  <text:p text:style-name="P17"><text:span text:style-name="Strong_20_Emphasis">chunk_size</text:span> (<text:span text:style-name="Emphasis">int</text:span>) – Size of each chunk to tell InfluxDB to use. </text:p>
                </text:list-item>
                <text:list-item>
                  <text:p text:style-name="P42"><text:span text:style-name="Strong_20_Emphasis">method</text:span> (<text:span text:style-name="Emphasis">str</text:span>) – the HTTP method for the request, defaults to GET </text:p>
                </text:list-item>
              </text:list>
            </table:table-cell>
          </table:table-row>
          <text:soft-page-break/>
          <table:table-row>
            <table:table-cell table:style-name="Table24.A1" office:value-type="string">
              <text:p text:style-name="Table_20_Heading">Returns:</text:p>
            </table:table-cell>
            <table:table-cell table:style-name="Table24.A1" office:value-type="string">
              <text:p text:style-name="P30">the queried data</text:p>
            </table:table-cell>
          </table:table-row>
          <table:table-row>
            <table:table-cell table:style-name="Table24.A1" office:value-type="string">
              <text:p text:style-name="Table_20_Heading">Return type:</text:p>
            </table:table-cell>
            <table:table-cell table:style-name="Table24.A1" office:value-type="string">
              <text:p text:style-name="P30"><text:a xlink:type="simple" xlink:href="https://influxdb-python.readthedocs.io/en/latest/api-documentation.html#influxdb.resultset.ResultSet" text:style-name="Internet_20_link" text:visited-style-name="Visited_20_Internet_20_Link"><text:span text:style-name="Source_20_Text">ResultSet</text:span></text:a></text:p>
            </table:table-cell>
          </table:table-row>
        </table:table>
        <text:p text:style-name="P4"><text:bookmark text:name="influxdb.InfluxDBClient.request"/><text:span text:style-name="Source_20_Text">request</text:span>(<text:span text:style-name="Emphasis">url</text:span>, <text:span text:style-name="Emphasis">method=u'GET'</text:span>, <text:span text:style-name="Emphasis">params=None</text:span>, <text:span text:style-name="Emphasis">data=None</text:span>, <text:span text:style-name="Emphasis">stream=False</text:span>, <text:span text:style-name="Emphasis">expected_response_code=200</text:span>, <text:span text:style-name="Emphasis">headers=None</text:span>) </text:p>
        <text:p text:style-name="P61">Make a HTTP request to the InfluxDB API.</text:p>
        <table:table table:name="Table25" table:style-name="Table25">
          <table:table-column table:style-name="Table25.A"/>
          <table:table-column table:style-name="Table25.B"/>
          <table:table-row>
            <table:table-cell table:style-name="Table25.A1" office:value-type="string">
              <text:p text:style-name="Table_20_Heading">Parameters:</text:p>
            </table:table-cell>
            <table:table-cell table:style-name="Table25.A1" office:value-type="string">
              <text:list xml:id="list2436195288" text:style-name="L13">
                <text:list-item>
                  <text:p text:style-name="P18"><text:span text:style-name="Strong_20_Emphasis">url</text:span> (<text:span text:style-name="Emphasis">str</text:span>) – the path of the HTTP request, e.g. write, query, etc. </text:p>
                </text:list-item>
                <text:list-item>
                  <text:p text:style-name="P18"><text:span text:style-name="Strong_20_Emphasis">method</text:span> (<text:span text:style-name="Emphasis">str</text:span>) – the HTTP method for the request, defaults to GET </text:p>
                </text:list-item>
                <text:list-item>
                  <text:p text:style-name="P18"><text:span text:style-name="Strong_20_Emphasis">params</text:span> (<text:span text:style-name="Emphasis">dict</text:span>) – additional parameters for the request, defaults to None </text:p>
                </text:list-item>
                <text:list-item>
                  <text:p text:style-name="P18"><text:span text:style-name="Strong_20_Emphasis">data</text:span> (<text:span text:style-name="Emphasis">str</text:span>) – the data of the request, defaults to None </text:p>
                </text:list-item>
                <text:list-item>
                  <text:p text:style-name="P18"><text:span text:style-name="Strong_20_Emphasis">stream</text:span> (<text:span text:style-name="Emphasis">bool</text:span>) – True if a query uses chunked responses </text:p>
                </text:list-item>
                <text:list-item>
                  <text:p text:style-name="P18"><text:span text:style-name="Strong_20_Emphasis">expected_response_code</text:span> (<text:span text:style-name="Emphasis">int</text:span>) – the expected response code of the request, defaults to 200 </text:p>
                </text:list-item>
                <text:list-item>
                  <text:p text:style-name="P43"><text:span text:style-name="Strong_20_Emphasis">headers</text:span> (<text:span text:style-name="Emphasis">dict</text:span>) – headers to add to the request </text:p>
                </text:list-item>
              </text:list>
            </table:table-cell>
          </table:table-row>
          <table:table-row>
            <table:table-cell table:style-name="Table25.A1" office:value-type="string">
              <text:p text:style-name="Table_20_Heading">Returns:</text:p>
            </table:table-cell>
            <table:table-cell table:style-name="Table25.A1" office:value-type="string">
              <text:p text:style-name="P30">the response from the request</text:p>
            </table:table-cell>
          </table:table-row>
          <table:table-row>
            <table:table-cell table:style-name="Table25.A1" office:value-type="string">
              <text:p text:style-name="Table_20_Heading">Return type:</text:p>
            </table:table-cell>
            <table:table-cell table:style-name="Table25.A1" office:value-type="string">
              <text:p text:style-name="P30"><text:span text:style-name="Source_20_Text">requests.Response</text:span></text:p>
            </table:table-cell>
          </table:table-row>
          <table:table-row>
            <table:table-cell table:style-name="Table25.A1" office:value-type="string">
              <text:p text:style-name="Table_20_Heading">Raises:</text:p>
            </table:table-cell>
            <table:table-cell table:style-name="Table25.A1" office:value-type="string">
              <text:list xml:id="list619157320" text:style-name="L14">
                <text:list-item>
                  <text:p text:style-name="P19"><text:a xlink:type="simple" xlink:href="https://influxdb-python.readthedocs.io/en/latest/exceptions.html#influxdb.exceptions.InfluxDBServerError" text:style-name="Internet_20_link" text:visited-style-name="Visited_20_Internet_20_Link"><text:span text:style-name="Strong_20_Emphasis">InfluxDBServerError</text:span></text:a> – if the response code is any server error code (5xx) </text:p>
                </text:list-item>
                <text:list-item>
                  <text:p text:style-name="P44"><text:a xlink:type="simple" xlink:href="https://influxdb-python.readthedocs.io/en/latest/exceptions.html#influxdb.exceptions.InfluxDBClientError" text:style-name="Internet_20_link" text:visited-style-name="Visited_20_Internet_20_Link"><text:span text:style-name="Strong_20_Emphasis">InfluxDBClientError</text:span></text:a> – if the response code is not the same as <text:span text:style-name="Citation">expected_response_code</text:span> and is not a server error code </text:p>
                </text:list-item>
              </text:list>
            </table:table-cell>
          </table:table-row>
        </table:table>
        <text:p text:style-name="P4"><text:bookmark text:name="influxdb.InfluxDBClient.revoke_admin_privileges"/><text:span text:style-name="Source_20_Text">revoke_admin_privileges</text:span>(<text:span text:style-name="Emphasis">username</text:span>) </text:p>
        <text:p text:style-name="P61">Revoke cluster administration privileges from a user.</text:p>
        <table:table table:name="Table26" table:style-name="Table26">
          <table:table-column table:style-name="Table26.A"/>
          <table:table-column table:style-name="Table26.B"/>
          <table:table-row>
            <table:table-cell table:style-name="Table26.A1" office:value-type="string">
              <text:p text:style-name="Table_20_Heading">Parameters:</text:p>
            </table:table-cell>
            <table:table-cell table:style-name="Table26.A1" office:value-type="string">
              <text:p text:style-name="Table_20_Contents"><text:span text:style-name="Strong_20_Emphasis">username</text:span> (<text:span text:style-name="Emphasis">str</text:span>) – the username to revoke privileges from</text:p>
            </table:table-cell>
          </table:table-row>
        </table:table>
        <text:p text:style-name="P1">Note</text:p>
        <text:p text:style-name="P1">Only a cluster administrator can create/ drop databases and manage users.</text:p>
        <text:p text:style-name="P4"><text:bookmark text:name="influxdb.InfluxDBClient.revoke_privilege"/><text:span text:style-name="Source_20_Text">revoke_privilege</text:span>(<text:span text:style-name="Emphasis">privilege</text:span>, <text:span text:style-name="Emphasis">database</text:span>, <text:span text:style-name="Emphasis">username</text:span>) </text:p>
        <text:p text:style-name="P61">Revoke a privilege on a database from a user.</text:p>
        <table:table table:name="Table27" table:style-name="Table27">
          <table:table-column table:style-name="Table27.A"/>
          <table:table-column table:style-name="Table27.B"/>
          <table:table-row>
            <table:table-cell table:style-name="Table27.A1" office:value-type="string">
              <text:p text:style-name="Table_20_Heading">Parameters:</text:p>
            </table:table-cell>
            <table:table-cell table:style-name="Table27.A1" office:value-type="string">
              <text:list xml:id="list869066237" text:style-name="L15">
                <text:list-item>
                  <text:p text:style-name="P20"><text:span text:style-name="Strong_20_Emphasis">privilege</text:span> (<text:span text:style-name="Emphasis">str</text:span>) – the privilege to revoke, one of ‘read’, ‘write’ or ‘all’. The string is case-insensitive </text:p>
                </text:list-item>
                <text:list-item>
                  <text:p text:style-name="P20"><text:span text:style-name="Strong_20_Emphasis">database</text:span> (<text:span text:style-name="Emphasis">str</text:span>) – the database to revoke the privilege on </text:p>
                </text:list-item>
                <text:list-item>
                  <text:p text:style-name="P45"><text:span text:style-name="Strong_20_Emphasis">username</text:span> (<text:span text:style-name="Emphasis">str</text:span>) – the username to revoke the privilege from </text:p>
                </text:list-item>
              </text:list>
            </table:table-cell>
          </table:table-row>
        </table:table>
        <text:p text:style-name="P4"><text:bookmark text:name="influxdb.InfluxDBClient.send_packet"/><text:span text:style-name="Source_20_Text">send_packet</text:span>(<text:span text:style-name="Emphasis">packet</text:span>, <text:span text:style-name="Emphasis">protocol=u'json'</text:span>, <text:span text:style-name="Emphasis">time_precision=None</text:span>) </text:p>
        <text:p text:style-name="P61">Send an UDP packet.</text:p>
        <table:table table:name="Table28" table:style-name="Table28">
          <table:table-column table:style-name="Table28.A"/>
          <table:table-column table:style-name="Table28.B"/>
          <table:table-row>
            <table:table-cell table:style-name="Table28.A1" office:value-type="string">
              <text:p text:style-name="Table_20_Heading">Parameters:</text:p>
            </table:table-cell>
            <table:table-cell table:style-name="Table28.A1" office:value-type="string">
              <text:list xml:id="list1189295922" text:style-name="L16">
                <text:list-item>
                  <text:p text:style-name="P21"><text:span text:style-name="Strong_20_Emphasis">packet</text:span> (<text:span text:style-name="Emphasis">(if protocol is 'json') dict (if protocol is 'line') list of line </text:span><text:soft-page-break/><text:span text:style-name="Emphasis">protocol strings</text:span>) – the packet to be sent </text:p>
                </text:list-item>
                <text:list-item>
                  <text:p text:style-name="P21"><text:span text:style-name="Strong_20_Emphasis">protocol</text:span> (<text:span text:style-name="Emphasis">str</text:span>) – protocol of input data, either ‘json’ or ‘line’ </text:p>
                </text:list-item>
                <text:list-item>
                  <text:p text:style-name="P46"><text:span text:style-name="Strong_20_Emphasis">time_precision</text:span> (<text:span text:style-name="Emphasis">str</text:span>) – Either ‘s’, ‘m’, ‘ms’ or ‘u’, defaults to None </text:p>
                </text:list-item>
              </text:list>
            </table:table-cell>
          </table:table-row>
        </table:table>
        <text:p text:style-name="P4"><text:bookmark text:name="influxdb.InfluxDBClient.set_user_password"/><text:span text:style-name="Source_20_Text">set_user_password</text:span>(<text:span text:style-name="Emphasis">username</text:span>, <text:span text:style-name="Emphasis">password</text:span>) </text:p>
        <text:p text:style-name="P61">Change the password of an existing user.</text:p>
        <table:table table:name="Table29" table:style-name="Table29">
          <table:table-column table:style-name="Table29.A"/>
          <table:table-column table:style-name="Table29.B"/>
          <table:table-row>
            <table:table-cell table:style-name="Table29.A1" office:value-type="string">
              <text:p text:style-name="Table_20_Heading">Parameters:</text:p>
            </table:table-cell>
            <table:table-cell table:style-name="Table29.A1" office:value-type="string">
              <text:list xml:id="list322193262" text:style-name="L17">
                <text:list-item>
                  <text:p text:style-name="P22"><text:span text:style-name="Strong_20_Emphasis">username</text:span> (<text:span text:style-name="Emphasis">str</text:span>) – the username who’s password is being changed </text:p>
                </text:list-item>
                <text:list-item>
                  <text:p text:style-name="P47"><text:span text:style-name="Strong_20_Emphasis">password</text:span> (<text:span text:style-name="Emphasis">str</text:span>) – the new password for the user </text:p>
                </text:list-item>
              </text:list>
            </table:table-cell>
          </table:table-row>
        </table:table>
        <text:p text:style-name="P4"><text:bookmark text:name="influxdb.InfluxDBClient.switch_database"/><text:span text:style-name="Source_20_Text">switch_database</text:span>(<text:span text:style-name="Emphasis">database</text:span>) </text:p>
        <text:p text:style-name="P61">Change the client’s database.</text:p>
        <table:table table:name="Table30" table:style-name="Table30">
          <table:table-column table:style-name="Table30.A"/>
          <table:table-column table:style-name="Table30.B"/>
          <table:table-row>
            <table:table-cell table:style-name="Table30.A1" office:value-type="string">
              <text:p text:style-name="Table_20_Heading">Parameters:</text:p>
            </table:table-cell>
            <table:table-cell table:style-name="Table30.A1" office:value-type="string">
              <text:p text:style-name="Table_20_Contents"><text:span text:style-name="Strong_20_Emphasis">database</text:span> (<text:span text:style-name="Emphasis">str</text:span>) – the name of the database to switch to</text:p>
            </table:table-cell>
          </table:table-row>
        </table:table>
        <text:p text:style-name="P4"><text:bookmark text:name="influxdb.InfluxDBClient.switch_user"/><text:span text:style-name="Source_20_Text">switch_user</text:span>(<text:span text:style-name="Emphasis">username</text:span>, <text:span text:style-name="Emphasis">password</text:span>) </text:p>
        <text:p text:style-name="P61">Change the client’s username.</text:p>
        <table:table table:name="Table31" table:style-name="Table31">
          <table:table-column table:style-name="Table31.A"/>
          <table:table-column table:style-name="Table31.B"/>
          <table:table-row>
            <table:table-cell table:style-name="Table31.A1" office:value-type="string">
              <text:p text:style-name="Table_20_Heading">Parameters:</text:p>
            </table:table-cell>
            <table:table-cell table:style-name="Table31.A1" office:value-type="string">
              <text:list xml:id="list3333975689" text:style-name="L18">
                <text:list-item>
                  <text:p text:style-name="P23"><text:span text:style-name="Strong_20_Emphasis">username</text:span> (<text:span text:style-name="Emphasis">str</text:span>) – the username to switch to </text:p>
                </text:list-item>
                <text:list-item>
                  <text:p text:style-name="P48"><text:span text:style-name="Strong_20_Emphasis">password</text:span> (<text:span text:style-name="Emphasis">str</text:span>) – the password for the username </text:p>
                </text:list-item>
              </text:list>
            </table:table-cell>
          </table:table-row>
        </table:table>
        <text:p text:style-name="P4"><text:bookmark text:name="influxdb.InfluxDBClient.write"/><text:span text:style-name="Source_20_Text">write</text:span>(<text:span text:style-name="Emphasis">data</text:span>, <text:span text:style-name="Emphasis">params=None</text:span>, <text:span text:style-name="Emphasis">expected_response_code=204</text:span>, <text:span text:style-name="Emphasis">protocol=u'json'</text:span>) </text:p>
        <text:p text:style-name="P61">Write data to InfluxDB.</text:p>
        <table:table table:name="Table32" table:style-name="Table32">
          <table:table-column table:style-name="Table32.A"/>
          <table:table-column table:style-name="Table32.B"/>
          <table:table-row>
            <table:table-cell table:style-name="Table32.A1" office:value-type="string">
              <text:p text:style-name="Table_20_Heading">Parameters:</text:p>
            </table:table-cell>
            <table:table-cell table:style-name="Table32.A1" office:value-type="string">
              <text:list xml:id="list1741355822" text:style-name="L19">
                <text:list-item>
                  <text:p text:style-name="P24"><text:span text:style-name="Strong_20_Emphasis">data</text:span> – the data to be written </text:p>
                </text:list-item>
                <text:list-item>
                  <text:p text:style-name="P24"><text:span text:style-name="Strong_20_Emphasis">params</text:span> (<text:span text:style-name="Emphasis">dict</text:span>) – additional parameters for the request, defaults to None </text:p>
                </text:list-item>
                <text:list-item>
                  <text:p text:style-name="P24"><text:span text:style-name="Strong_20_Emphasis">expected_response_code</text:span> (<text:span text:style-name="Emphasis">int</text:span>) – the expected response code of the write operation, defaults to 204 </text:p>
                </text:list-item>
                <text:list-item>
                  <text:p text:style-name="P49"><text:span text:style-name="Strong_20_Emphasis">protocol</text:span> (<text:span text:style-name="Emphasis">str</text:span>) – protocol of input data, either ‘json’ or ‘line’ </text:p>
                </text:list-item>
              </text:list>
            </table:table-cell>
          </table:table-row>
          <table:table-row>
            <table:table-cell table:style-name="Table32.A1" office:value-type="string">
              <text:p text:style-name="Table_20_Heading">Returns:</text:p>
            </table:table-cell>
            <table:table-cell table:style-name="Table32.A1" office:value-type="string">
              <text:p text:style-name="P30">True, if the write operation is successful</text:p>
            </table:table-cell>
          </table:table-row>
          <table:table-row>
            <table:table-cell table:style-name="Table32.A1" office:value-type="string">
              <text:p text:style-name="Table_20_Heading">Return type:</text:p>
            </table:table-cell>
            <table:table-cell table:style-name="Table32.A1" office:value-type="string">
              <text:p text:style-name="P30">bool</text:p>
            </table:table-cell>
          </table:table-row>
        </table:table>
        <text:p text:style-name="P4"><text:bookmark text:name="influxdb.InfluxDBClient.write_points"/><text:span text:style-name="Source_20_Text">write_points</text:span>(<text:span text:style-name="Emphasis">points</text:span>, <text:span text:style-name="Emphasis">time_precision=None</text:span>, <text:span text:style-name="Emphasis">database=None</text:span>, <text:span text:style-name="Emphasis">retention_policy=None</text:span>, <text:span text:style-name="Emphasis">tags=None</text:span>, <text:span text:style-name="Emphasis">batch_size=None</text:span>, <text:span text:style-name="Emphasis">protocol=u'json'</text:span>, <text:span text:style-name="Emphasis">consistency=None</text:span>) </text:p>
        <text:p text:style-name="P61">Write to multiple time series names.</text:p>
        <table:table table:name="Table33" table:style-name="Table33">
          <table:table-column table:style-name="Table33.A"/>
          <table:table-column table:style-name="Table33.B"/>
          <table:table-row>
            <table:table-cell table:style-name="Table33.A1" office:value-type="string">
              <text:p text:style-name="Table_20_Heading">Parameters:</text:p>
            </table:table-cell>
            <table:table-cell table:style-name="Table33.A1" office:value-type="string">
              <text:list xml:id="list1691418620" text:style-name="L20">
                <text:list-item>
                  <text:p text:style-name="P25"><text:span text:style-name="Strong_20_Emphasis">points</text:span> (<text:span text:style-name="Emphasis">list of dictionaries, each dictionary represents a point</text:span>) – the list of points to be written in the database </text:p>
                </text:list-item>
                <text:list-item>
                  <text:p text:style-name="P25"><text:span text:style-name="Strong_20_Emphasis">time_precision</text:span> (<text:span text:style-name="Emphasis">str</text:span>) – Either ‘s’, ‘m’, ‘ms’ or ‘u’, defaults to None </text:p>
                </text:list-item>
                <text:list-item>
                  <text:p text:style-name="P25"><text:span text:style-name="Strong_20_Emphasis">database</text:span> (<text:span text:style-name="Emphasis">str</text:span>) – the database to write the points to. Defaults to the client’s current database </text:p>
                </text:list-item>
                <text:list-item>
                  <text:p text:style-name="P25"><text:span text:style-name="Strong_20_Emphasis">tags</text:span> (<text:span text:style-name="Emphasis">dict</text:span>) – a set of key-value pairs associated with each point. Both keys and values must be strings. These are shared tags and <text:soft-page-break/>will be merged with point-specific tags, defaults to None </text:p>
                </text:list-item>
                <text:list-item>
                  <text:p text:style-name="P25"><text:span text:style-name="Strong_20_Emphasis">retention_policy</text:span> (<text:span text:style-name="Emphasis">str</text:span>) – the retention policy for the points. Defaults to None </text:p>
                </text:list-item>
                <text:list-item>
                  <text:p text:style-name="P25"><text:span text:style-name="Strong_20_Emphasis">batch_size</text:span> (<text:span text:style-name="Emphasis">int</text:span>) – value to write the points in batches instead of all at one time. Useful for when doing data dumps from one database to another or when doing a massive write operation, defaults to None </text:p>
                </text:list-item>
                <text:list-item>
                  <text:p text:style-name="P25"><text:span text:style-name="Strong_20_Emphasis">protocol</text:span> (<text:span text:style-name="Emphasis">str</text:span>) – Protocol for writing data. Either ‘line’ or ‘json’. </text:p>
                </text:list-item>
                <text:list-item>
                  <text:p text:style-name="P50"><text:span text:style-name="Strong_20_Emphasis">consistency</text:span> (<text:span text:style-name="Emphasis">str</text:span>) – Consistency for the points. One of {‘any’,’one’,’quorum’,’all’}. </text:p>
                </text:list-item>
              </text:list>
            </table:table-cell>
          </table:table-row>
          <table:table-row>
            <table:table-cell table:style-name="Table33.A1" office:value-type="string">
              <text:p text:style-name="Table_20_Heading">Returns:</text:p>
            </table:table-cell>
            <table:table-cell table:style-name="Table33.A1" office:value-type="string">
              <text:p text:style-name="P30">True, if the operation is successful</text:p>
            </table:table-cell>
          </table:table-row>
          <table:table-row>
            <table:table-cell table:style-name="Table33.A1" office:value-type="string">
              <text:p text:style-name="Table_20_Heading">Return type:</text:p>
            </table:table-cell>
            <table:table-cell table:style-name="Table33.A1" office:value-type="string">
              <text:p text:style-name="P30">bool</text:p>
            </table:table-cell>
          </table:table-row>
        </table:table>
        <text:p text:style-name="P1">Note</text:p>
        <text:p text:style-name="P1">if no retention policy is specified, the default retention policy for the database is used</text:p>
      </text:section>
      <text:section text:style-name="Sect1" text:name="dataframeclient">
        <text:h text:style-name="Heading_20_2" text:outline-level="2"><text:span text:style-name="Source_20_Text">DataFrameClient</text:span></text:h>
        <text:p text:style-name="P2"><text:bookmark text:name="influxdb.DataFrameClient"/><text:span text:style-name="Emphasis">class </text:span><text:span text:style-name="Source_20_Text">influxdb.DataFrameClient</text:span>(<text:span text:style-name="Emphasis">host=u'localhost'</text:span>, <text:span text:style-name="Emphasis">port=8086</text:span>, <text:span text:style-name="Emphasis">username=u'root'</text:span>, <text:span text:style-name="Emphasis">password=u'root'</text:span>, <text:span text:style-name="Emphasis">database=None</text:span>, <text:span text:style-name="Emphasis">ssl=False</text:span>, <text:span text:style-name="Emphasis">verify_ssl=False</text:span>, <text:span text:style-name="Emphasis">timeout=None</text:span>, <text:span text:style-name="Emphasis">retries=3</text:span>, <text:span text:style-name="Emphasis">use_udp=False</text:span>, <text:span text:style-name="Emphasis">udp_port=4444</text:span>, <text:span text:style-name="Emphasis">proxies=None</text:span>, <text:span text:style-name="Emphasis">pool_size=10</text:span>, <text:span text:style-name="Emphasis">path=u''</text:span>, <text:span text:style-name="Emphasis">cert=None</text:span>, <text:span text:style-name="Emphasis">gzip=False</text:span>, <text:span text:style-name="Emphasis">session=None</text:span>, <text:span text:style-name="Emphasis">headers=None</text:span>, <text:span text:style-name="Emphasis">socket_options=None</text:span>) </text:p>
        <text:p text:style-name="P60">DataFrameClient instantiates InfluxDBClient to connect to the backend.</text:p>
        <text:p text:style-name="P60">The <text:span text:style-name="Source_20_Text">DataFrameClient</text:span> object holds information necessary to connect to InfluxDB. Requests can be made to InfluxDB directly through the client. The client reads and writes from pandas DataFrames.</text:p>
        <text:p text:style-name="P3"><text:bookmark text:name="influxdb.DataFrameClient.EPOCH"/><text:span text:style-name="Source_20_Text">EPOCH</text:span><text:span text:style-name="Emphasis"> = Timestamp('1970-01-01 00:00:00+0000', tz='UTC')</text:span> </text:p>
        <text:p text:style-name="P4"><text:bookmark text:name="influxdb.DataFrameClient.query"/><text:span text:style-name="Source_20_Text">query</text:span>(<text:span text:style-name="Emphasis">query</text:span>, <text:span text:style-name="Emphasis">params=None</text:span>, <text:span text:style-name="Emphasis">bind_params=None</text:span>, <text:span text:style-name="Emphasis">epoch=None</text:span>, <text:span text:style-name="Emphasis">expected_response_code=200</text:span>, <text:span text:style-name="Emphasis">database=None</text:span>, <text:span text:style-name="Emphasis">raise_errors=True</text:span>, <text:span text:style-name="Emphasis">chunked=False</text:span>, <text:span text:style-name="Emphasis">chunk_size=0</text:span>, <text:span text:style-name="Emphasis">method=u'GET'</text:span>, <text:span text:style-name="Emphasis">dropna=True</text:span>, <text:span text:style-name="Emphasis">data_frame_index=None</text:span>) </text:p>
        <text:p text:style-name="P61">Query data into a DataFrame.</text:p>
        <text:p text:style-name="P1">Danger</text:p>
        <text:p text:style-name="P1">In order to avoid injection vulnerabilities (similar to <text:a xlink:type="simple" xlink:href="https://www.owasp.org/index.php/SQL_Injection" text:style-name="Internet_20_link" text:visited-style-name="Visited_20_Internet_20_Link">SQL injection</text:a> vulnerabilities), do not directly include untrusted data into the <text:span text:style-name="Source_20_Text">query</text:span> parameter, use <text:span text:style-name="Source_20_Text">bind_params</text:span> instead.</text:p>
        <table:table table:name="Table34" table:style-name="Table34">
          <table:table-column table:style-name="Table34.A"/>
          <table:table-column table:style-name="Table34.B"/>
          <table:table-row>
            <table:table-cell table:style-name="Table34.A1" office:value-type="string">
              <text:p text:style-name="Table_20_Heading">Parameters:</text:p>
            </table:table-cell>
            <table:table-cell table:style-name="Table34.A1" office:value-type="string">
              <text:list xml:id="list536263391" text:style-name="L21">
                <text:list-item>
                  <text:p text:style-name="P26"><text:span text:style-name="Strong_20_Emphasis">query</text:span> – the actual query string </text:p>
                </text:list-item>
                <text:list-item>
                  <text:p text:style-name="P26"><text:span text:style-name="Strong_20_Emphasis">params</text:span> – additional parameters for the request, defaults to {} </text:p>
                </text:list-item>
                <text:list-item>
                  <text:p text:style-name="P26"><text:span text:style-name="Strong_20_Emphasis">bind_params</text:span> – bind parameters for the query: any variable in the query written as <text:span text:style-name="Source_20_Text">'$var_name'</text:span> will be replaced with <text:span text:style-name="Source_20_Text">bind_params['var_name']</text:span>. Only works in the <text:span text:style-name="Source_20_Text">WHERE</text:span> clause and takes precedence over <text:span text:style-name="Source_20_Text">params['params']</text:span> </text:p>
                </text:list-item>
                <text:list-item>
                  <text:p text:style-name="P26"><text:span text:style-name="Strong_20_Emphasis">epoch</text:span> – response timestamps to be in epoch format either ‘h’, ‘m’, ‘s’, ‘ms’, ‘u’, or ‘ns’,defaults to <text:span text:style-name="Citation">None</text:span> which is RFC3339 <text:soft-page-break/>UTC format with nanosecond precision </text:p>
                </text:list-item>
                <text:list-item>
                  <text:p text:style-name="P26"><text:span text:style-name="Strong_20_Emphasis">expected_response_code</text:span> – the expected status code of response, defaults to 200 </text:p>
                </text:list-item>
                <text:list-item>
                  <text:p text:style-name="P26"><text:span text:style-name="Strong_20_Emphasis">database</text:span> – database to query, defaults to None </text:p>
                </text:list-item>
                <text:list-item>
                  <text:p text:style-name="P26"><text:span text:style-name="Strong_20_Emphasis">raise_errors</text:span> – Whether or not to raise exceptions when InfluxDB returns errors, defaults to True </text:p>
                </text:list-item>
                <text:list-item>
                  <text:p text:style-name="P26"><text:span text:style-name="Strong_20_Emphasis">chunked</text:span> – Enable to use chunked responses from InfluxDB. With <text:span text:style-name="Source_20_Text">chunked</text:span> enabled, one ResultSet is returned per chunk containing all results within that chunk </text:p>
                </text:list-item>
                <text:list-item>
                  <text:p text:style-name="P26"><text:span text:style-name="Strong_20_Emphasis">chunk_size</text:span> – Size of each chunk to tell InfluxDB to use. </text:p>
                </text:list-item>
                <text:list-item>
                  <text:p text:style-name="P26"><text:span text:style-name="Strong_20_Emphasis">dropna</text:span> – drop columns where all values are missing </text:p>
                </text:list-item>
                <text:list-item>
                  <text:p text:style-name="P51"><text:span text:style-name="Strong_20_Emphasis">data_frame_index</text:span> – the list of columns that are used as DataFrame index </text:p>
                </text:list-item>
              </text:list>
            </table:table-cell>
          </table:table-row>
          <table:table-row>
            <table:table-cell table:style-name="Table34.A1" office:value-type="string">
              <text:p text:style-name="Table_20_Heading">Returns:</text:p>
            </table:table-cell>
            <table:table-cell table:style-name="Table34.A1" office:value-type="string">
              <text:p text:style-name="P30">the queried data</text:p>
            </table:table-cell>
          </table:table-row>
          <table:table-row>
            <table:table-cell table:style-name="Table34.A1" office:value-type="string">
              <text:p text:style-name="Table_20_Heading">Return type:</text:p>
            </table:table-cell>
            <table:table-cell table:style-name="Table34.A1" office:value-type="string">
              <text:p text:style-name="P30"><text:a xlink:type="simple" xlink:href="https://influxdb-python.readthedocs.io/en/latest/api-documentation.html#influxdb.resultset.ResultSet" text:style-name="Internet_20_link" text:visited-style-name="Visited_20_Internet_20_Link"><text:span text:style-name="Source_20_Text">ResultSet</text:span></text:a></text:p>
            </table:table-cell>
          </table:table-row>
        </table:table>
        <text:p text:style-name="P4"><text:bookmark text:name="influxdb.DataFrameClient.write_points"/><text:span text:style-name="Source_20_Text">write_points</text:span>(<text:span text:style-name="Emphasis">dataframe</text:span>, <text:span text:style-name="Emphasis">measurement</text:span>, <text:span text:style-name="Emphasis">tags=None</text:span>, <text:span text:style-name="Emphasis">tag_columns=None</text:span>, <text:span text:style-name="Emphasis">field_columns=None</text:span>, <text:span text:style-name="Emphasis">time_precision=None</text:span>, <text:span text:style-name="Emphasis">database=None</text:span>, <text:span text:style-name="Emphasis">retention_policy=None</text:span>, <text:span text:style-name="Emphasis">batch_size=None</text:span>, <text:span text:style-name="Emphasis">protocol=u'line'</text:span>, <text:span text:style-name="Emphasis">numeric_precision=None</text:span>) </text:p>
        <text:p text:style-name="P61">Write to multiple time series names.</text:p>
        <table:table table:name="Table35" table:style-name="Table35">
          <table:table-column table:style-name="Table35.A"/>
          <table:table-column table:style-name="Table35.B"/>
          <table:table-row>
            <table:table-cell table:style-name="Table35.A1" office:value-type="string">
              <text:p text:style-name="Table_20_Heading">Parameters:</text:p>
            </table:table-cell>
            <table:table-cell table:style-name="Table35.A1" office:value-type="string">
              <text:list xml:id="list2765094521" text:style-name="L22">
                <text:list-item>
                  <text:p text:style-name="P27"><text:span text:style-name="Strong_20_Emphasis">dataframe</text:span> – data points in a DataFrame </text:p>
                </text:list-item>
                <text:list-item>
                  <text:p text:style-name="P27"><text:span text:style-name="Strong_20_Emphasis">measurement</text:span> – name of measurement </text:p>
                </text:list-item>
                <text:list-item>
                  <text:p text:style-name="P27"><text:span text:style-name="Strong_20_Emphasis">tags</text:span> – dictionary of tags, with string key-values </text:p>
                </text:list-item>
                <text:list-item>
                  <text:p text:style-name="P27"><text:span text:style-name="Strong_20_Emphasis">tag_columns</text:span> – [Optional, default None] List of data tag names </text:p>
                </text:list-item>
                <text:list-item>
                  <text:p text:style-name="P27"><text:span text:style-name="Strong_20_Emphasis">field_columns</text:span> – [Options, default None] List of data field names </text:p>
                </text:list-item>
                <text:list-item>
                  <text:p text:style-name="P27"><text:span text:style-name="Strong_20_Emphasis">time_precision</text:span> – [Optional, default None] Either ‘s’, ‘ms’, ‘u’ or ‘n’. </text:p>
                </text:list-item>
                <text:list-item>
                  <text:p text:style-name="P27"><text:span text:style-name="Strong_20_Emphasis">batch_size</text:span> (<text:span text:style-name="Emphasis">int</text:span>) – [Optional] Value to write the points in batches instead of all at one time. Useful for when doing data dumps from one database to another or when doing a massive write operation </text:p>
                </text:list-item>
                <text:list-item>
                  <text:p text:style-name="P27"><text:span text:style-name="Strong_20_Emphasis">protocol</text:span> – Protocol for writing data. Either ‘line’ or ‘json’. </text:p>
                </text:list-item>
                <text:list-item>
                  <text:p text:style-name="P52"><text:span text:style-name="Strong_20_Emphasis">numeric_precision</text:span> – Precision for floating point values. Either None, ‘full’ or some int, where int is the desired decimal precision. ‘full’ preserves full precision for int and float datatypes. Defaults to None, which preserves 14-15 significant figures for float and all significant figures for int datatypes. </text:p>
                </text:list-item>
              </text:list>
            </table:table-cell>
          </table:table-row>
        </table:table>
        <text:p text:style-name="Text_20_body"/>
      </text:section>
      <text:section text:style-name="Sect1" text:name="serieshelper">
        <text:h text:style-name="Heading_20_2" text:outline-level="2"><text:span text:style-name="Source_20_Text">SeriesHelper</text:span></text:h>
        <text:p text:style-name="P2"><text:bookmark text:name="influxdb.SeriesHelper"/><text:span text:style-name="Emphasis">class </text:span><text:span text:style-name="Source_20_Text">influxdb.SeriesHelper</text:span>(<text:span text:style-name="Emphasis">**kw</text:span>) </text:p>
        <text:p text:style-name="P60">Subclass this helper eases writing data points in bulk.</text:p>
        <text:p text:style-name="P60">All data points are immutable, ensuring they do not get overwritten. Each subclass can write to its own database. The time series names can also be based on one or more defined fields. <text:soft-page-break/>The field “time” can be specified when creating a point, and may be any of the time types supported by the client (i.e. str, datetime, int). If the time is not specified, the current system time (utc) will be used.</text:p>
        <text:p text:style-name="P60">Annotated example:</text:p>
        <text:p text:style-name="P58">class MySeriesHelper(SeriesHelper):</text:p>
        <text:p text:style-name="P58"><text:s text:c="4"/>class Meta:</text:p>
        <text:p text:style-name="P58"><text:s text:c="8"/># Meta class stores time series helper configuration.</text:p>
        <text:p text:style-name="P58"><text:s text:c="8"/>series_name = 'events.stats.{server_name}'</text:p>
        <text:p text:style-name="P58"><text:s text:c="8"/># Series name must be a string, curly brackets for dynamic use.</text:p>
        <text:p text:style-name="P58"><text:s text:c="8"/>fields = ['time', 'server_name']</text:p>
        <text:p text:style-name="P58"><text:s text:c="8"/># Defines all the fields in this time series.</text:p>
        <text:p text:style-name="P58"><text:s text:c="8"/>### Following attributes are optional. ###</text:p>
        <text:p text:style-name="P58"><text:s text:c="8"/>client = TestSeriesHelper.client</text:p>
        <text:p text:style-name="P58"><text:s text:c="8"/># Client should be an instance of InfluxDBClient.</text:p>
        <text:p text:style-name="P58"><text:s text:c="8"/>:warning: Only used if autocommit is True.</text:p>
        <text:p text:style-name="P58"><text:s text:c="8"/>bulk_size = 5</text:p>
        <text:p text:style-name="P58"><text:s text:c="8"/># Defines the number of data points to write simultaneously.</text:p>
        <text:p text:style-name="P58"><text:s text:c="8"/># Only applicable if autocommit is True.</text:p>
        <text:p text:style-name="P58"><text:s text:c="8"/>autocommit = True</text:p>
        <text:p text:style-name="P58"><text:s text:c="8"/># If True and no bulk_size, then will set bulk_size to 1.</text:p>
        <text:p text:style-name="P58"><text:s text:c="8"/>retention_policy = 'your_retention_policy'</text:p>
        <text:p text:style-name="P58"><text:s text:c="8"/># Specify the retention policy for the data points</text:p>
        <text:p text:style-name="P58"><text:s text:c="8"/>time_precision = "h"|"m"|s"|"ms"|"u"|"ns"</text:p>
        <text:p text:style-name="P58"><text:s text:c="8"/># Default is ns (nanoseconds)</text:p>
        <text:p text:style-name="P58"><text:s text:c="8"/># Setting time precision while writing point</text:p>
        <text:p text:style-name="P59"><text:s text:c="8"/># You should also make sure time is set in the given precision</text:p>
        <text:p text:style-name="P4"><text:bookmark text:name="influxdb.SeriesHelper.commit"/><text:span text:style-name="Emphasis">classmethod </text:span><text:span text:style-name="Source_20_Text">commit</text:span>(<text:span text:style-name="Emphasis">client=None</text:span>) </text:p>
        <text:p text:style-name="P61">Commit everything from datapoints via the client.</text:p>
        <table:table table:name="Table36" table:style-name="Table36">
          <table:table-column table:style-name="Table36.A"/>
          <table:table-column table:style-name="Table36.B"/>
          <table:table-row>
            <table:table-cell table:style-name="Table36.A1" office:value-type="string">
              <text:p text:style-name="Table_20_Heading">Parameters:</text:p>
            </table:table-cell>
            <table:table-cell table:style-name="Table36.A1" office:value-type="string">
              <text:p text:style-name="Table_20_Contents"><text:span text:style-name="Strong_20_Emphasis">client</text:span> – InfluxDBClient instance for writing points to InfluxDB.</text:p>
            </table:table-cell>
          </table:table-row>
          <table:table-row>
            <table:table-cell table:style-name="Table36.A1" office:value-type="string">
              <text:p text:style-name="Table_20_Heading">Attention:</text:p>
            </table:table-cell>
            <table:table-cell table:style-name="Table36.A1" office:value-type="string">
              <text:p text:style-name="Table_20_Contents">any provided client will supersede the class client.</text:p>
            </table:table-cell>
          </table:table-row>
          <table:table-row>
            <table:table-cell table:style-name="Table36.A1" office:value-type="string">
              <text:p text:style-name="Table_20_Heading">Returns:</text:p>
            </table:table-cell>
            <table:table-cell table:style-name="Table36.A1" office:value-type="string">
              <text:p text:style-name="Table_20_Contents">result of client.write_points.</text:p>
            </table:table-cell>
          </table:table-row>
        </table:table>
        <text:p text:style-name="Text_20_body"/>
      </text:section>
      <text:section text:style-name="Sect1" text:name="resultset">
        <text:h text:style-name="Heading_20_2" text:outline-level="2"><text:span text:style-name="Source_20_Text">ResultSet</text:span></text:h>
        <text:p text:style-name="Text_20_body">See the <text:a xlink:type="simple" xlink:href="https://influxdb-python.readthedocs.io/en/latest/resultset.html#resultset" text:style-name="Internet_20_link" text:visited-style-name="Visited_20_Internet_20_Link">Query response object: ResultSet</text:a> page for more information.</text:p>
        <text:p text:style-name="P2"><text:bookmark text:name="influxdb.resultset.ResultSet"/><text:span text:style-name="Emphasis">class </text:span><text:span text:style-name="Source_20_Text">influxdb.resultset.ResultSet</text:span>(<text:span text:style-name="Emphasis">series</text:span>, <text:span text:style-name="Emphasis">raise_errors=True</text:span>) </text:p>
        <text:p text:style-name="P60">A wrapper around a single InfluxDB query result.</text:p>
        <text:p text:style-name="P4"><text:bookmark text:name="influxdb.resultset.ResultSet.error"/><text:span text:style-name="Source_20_Text">error</text:span> </text:p>
        <text:p text:style-name="P61">Error returned by InfluxDB.</text:p>
        <text:p text:style-name="P4"><text:bookmark text:name="influxdb.resultset.ResultSet.get_points"/><text:span text:style-name="Source_20_Text">get_points</text:span>(<text:span text:style-name="Emphasis">measurement=None</text:span>, <text:span text:style-name="Emphasis">tags=None</text:span>) </text:p>
        <text:p text:style-name="P61">Return a generator for all the points that match the given filters.</text:p>
        <table:table table:name="Table37" table:style-name="Table37">
          <table:table-column table:style-name="Table37.A"/>
          <table:table-column table:style-name="Table37.B"/>
          <table:table-row>
            <table:table-cell table:style-name="Table37.A1" office:value-type="string">
              <text:p text:style-name="Table_20_Heading">Parameters:</text:p>
            </table:table-cell>
            <table:table-cell table:style-name="Table37.A1" office:value-type="string">
              <text:list xml:id="list1277585354" text:style-name="L23">
                <text:list-item>
                  <text:p text:style-name="P28"><text:span text:style-name="Strong_20_Emphasis">measurement</text:span> (<text:span text:style-name="Emphasis">str</text:span>) – The measurement name </text:p>
                </text:list-item>
                <text:list-item>
                  <text:p text:style-name="P53"><text:soft-page-break/><text:span text:style-name="Strong_20_Emphasis">tags</text:span> (<text:span text:style-name="Emphasis">dict</text:span>) – Tags to look for </text:p>
                </text:list-item>
              </text:list>
            </table:table-cell>
          </table:table-row>
          <table:table-row>
            <table:table-cell table:style-name="Table37.A1" office:value-type="string">
              <text:p text:style-name="Table_20_Heading">Returns:</text:p>
            </table:table-cell>
            <table:table-cell table:style-name="Table37.A1" office:value-type="string">
              <text:p text:style-name="P30">Points generator</text:p>
            </table:table-cell>
          </table:table-row>
        </table:table>
        <text:p text:style-name="P4"><text:bookmark text:name="influxdb.resultset.ResultSet.items"/><text:span text:style-name="Source_20_Text">items</text:span>() </text:p>
        <text:p text:style-name="P61">Return the set of items from the ResultSet.</text:p>
        <table:table table:name="Table38" table:style-name="Table38">
          <table:table-column table:style-name="Table38.A"/>
          <table:table-column table:style-name="Table38.B"/>
          <table:table-row>
            <table:table-cell table:style-name="Table38.A1" office:value-type="string">
              <text:p text:style-name="Table_20_Heading">Returns:</text:p>
            </table:table-cell>
            <table:table-cell table:style-name="Table38.A1" office:value-type="string">
              <text:p text:style-name="Table_20_Contents">List of tuples, (key, generator)</text:p>
            </table:table-cell>
          </table:table-row>
        </table:table>
        <text:p text:style-name="P4"><text:bookmark text:name="influxdb.resultset.ResultSet.keys"/><text:span text:style-name="Source_20_Text">keys</text:span>() </text:p>
        <text:p text:style-name="P61">Return the list of keys in the ResultSet.</text:p>
        <table:table table:name="Table39" table:style-name="Table39">
          <table:table-column table:style-name="Table39.A"/>
          <table:table-column table:style-name="Table39.B"/>
          <table:table-row>
            <table:table-cell table:style-name="Table39.A1" office:value-type="string">
              <text:p text:style-name="Table_20_Heading">Returns:</text:p>
            </table:table-cell>
            <table:table-cell table:style-name="Table39.A1" office:value-type="string">
              <text:p text:style-name="Table_20_Contents">List of keys. Keys are tuples (series_name, tags)</text:p>
            </table:table-cell>
          </table:table-row>
        </table:table>
        <text:p text:style-name="P4"><text:bookmark text:name="influxdb.resultset.ResultSet.point_from_cols_vals"/><text:span text:style-name="Emphasis">static </text:span><text:span text:style-name="Source_20_Text">point_from_cols_vals</text:span>(<text:span text:style-name="Emphasis">cols</text:span>, <text:span text:style-name="Emphasis">vals</text:span>) </text:p>
        <text:p text:style-name="P61">Create a dict from columns and values lists.</text:p>
        <table:table table:name="Table40" table:style-name="Table40">
          <table:table-column table:style-name="Table40.A"/>
          <table:table-column table:style-name="Table40.B"/>
          <table:table-row>
            <table:table-cell table:style-name="Table40.A1" office:value-type="string">
              <text:p text:style-name="Table_20_Heading">Parameters:</text:p>
            </table:table-cell>
            <table:table-cell table:style-name="Table40.A1" office:value-type="string">
              <text:list xml:id="list2620238678" text:style-name="L24">
                <text:list-item>
                  <text:p text:style-name="P29"><text:span text:style-name="Strong_20_Emphasis">cols</text:span> – List of columns </text:p>
                </text:list-item>
                <text:list-item>
                  <text:p text:style-name="P54"><text:span text:style-name="Strong_20_Emphasis">vals</text:span> – List of values </text:p>
                </text:list-item>
              </text:list>
            </table:table-cell>
          </table:table-row>
          <table:table-row>
            <table:table-cell table:style-name="Table40.A1" office:value-type="string">
              <text:p text:style-name="Table_20_Heading">Returns:</text:p>
            </table:table-cell>
            <table:table-cell table:style-name="Table40.A1" office:value-type="string">
              <text:p text:style-name="P30">Dict where keys are columns.</text:p>
            </table:table-cell>
          </table:table-row>
        </table:table>
        <text:p text:style-name="P4"><text:bookmark text:name="influxdb.resultset.ResultSet.raw"/><text:span text:style-name="Source_20_Text">raw</text:span> </text:p>
        <text:p text:style-name="P61">Raw JSON from InfluxDB.</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05:50.359972259</meta:creation-date>
    <dc:date>2022-03-11T12:08:08.068581776</dc:date>
    <meta:editing-duration>PT2M20S</meta:editing-duration>
    <meta:editing-cycles>1</meta:editing-cycles>
    <meta:document-statistic meta:table-count="40" meta:image-count="0" meta:object-count="0" meta:page-count="14" meta:paragraph-count="461" meta:word-count="3435" meta:character-count="24582" meta:non-whitespace-character-count="20858"/>
    <meta:generator>LibreOffice/6.1.5.2$Linux_ARM_EABI LibreOffice_project/10$Build-2</meta:generator>
  </office:meta>
</office:document-meta>
</file>